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left"/>
    </style:style>
    <style:style style:name="Table1.A" style:family="table-column">
      <style:table-column-properties style:column-width="1.7313in"/>
    </style:style>
    <style:style style:name="Table1.D" style:family="table-column">
      <style:table-column-properties style:column-width="1.7257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 style:family="paragraph" style:parent-style-name="Standard">
      <style:paragraph-properties fo:text-align="start" style:justify-single-word="false" style:text-autospace="none"/>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3" style:family="paragraph" style:parent-style-name="Standard">
      <style:paragraph-properties fo:text-align="center" style:justify-single-word="false" style:text-autospace="none"/>
      <style:text-properties style:font-name="TimesNewRomanPS-BoldMT" fo:font-size="48pt" fo:font-weight="bold" style:font-name-asian="TimesNewRomanPS-BoldMT" style:font-size-asian="48pt" style:font-weight-asian="bold" style:font-name-complex="TimesNewRomanPS-BoldMT" style:font-size-complex="48pt" style:font-weight-complex="bold"/>
    </style:style>
    <style:style style:name="P4" style:family="paragraph" style:parent-style-name="Standard">
      <style:paragraph-properties fo:text-align="center" style:justify-single-word="false" style:text-autospace="none"/>
      <style:text-properties style:font-name="TimesNewRomanPS-BoldMT" fo:font-size="24pt" fo:font-weight="bold" style:font-name-asian="TimesNewRomanPS-BoldMT" style:font-size-asian="24pt" style:font-weight-asian="bold" style:font-name-complex="TimesNewRomanPS-BoldMT" style:font-size-complex="24pt" style:font-weight-complex="bold"/>
    </style:style>
    <style:style style:name="P5" style:family="paragraph" style:parent-style-name="Standard">
      <style:paragraph-properties fo:text-align="start" style:justify-single-word="false" style:text-autospace="none"/>
      <style:text-properties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Standard">
      <style:paragraph-properties fo:text-align="start" style:justify-single-word="false" style:text-autospace="none"/>
      <style:text-properties style:font-name="TimesNewRomanPS-BoldMT" fo:font-size="14pt" style:text-underline-style="none" fo:font-weight="bold" style:font-name-asian="TimesNewRomanPS-BoldMT" style:font-size-asian="14pt" style:font-weight-asian="bold" style:font-name-complex="TimesNewRomanPS-BoldMT" style:font-size-complex="14pt" style:font-weight-complex="bold"/>
    </style:style>
    <style:style style:name="P7" style:family="paragraph" style:parent-style-name="Standard">
      <style:paragraph-properties fo:text-align="start" style:justify-single-word="false"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8" style:family="paragraph" style:parent-style-name="Table_20_Contents">
      <style:paragraph-properties fo:text-align="start" style:justify-single-word="false"/>
      <style:text-properties style:font-name="TimesNewRomanPS-BoldMT" fo:font-size="12pt" style:font-name-asian="TimesNewRomanPS-BoldMT" style:font-size-asian="12pt" style:font-name-complex="TimesNewRomanPS-BoldMT" style:font-size-complex="12pt"/>
    </style:style>
    <style:style style:name="P9" style:family="paragraph" style:parent-style-name="Table_20_Contents">
      <style:paragraph-properties fo:text-align="start" style:justify-single-word="false"/>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0" style:family="paragraph" style:parent-style-name="Table_20_Contents">
      <style:paragraph-properties fo:text-align="start" style:justify-single-word="false"/>
      <style:text-properties style:font-name="Times New Roman1" fo:font-size="12pt" style:font-name-asian="TimesNewRomanPS-BoldMT" style:font-size-asian="12pt" style:font-name-complex="TimesNewRomanPS-BoldMT" style:font-size-complex="12pt"/>
    </style:style>
    <style:style style:name="P11" style:family="paragraph" style:parent-style-name="Standard" style:list-style-name="L1">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list-style-name="L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Standard" style:list-style-name="L2">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15" style:family="paragraph" style:parent-style-name="Standard">
      <style:paragraph-properties fo:text-align="start" style:justify-single-word="false" style:text-autospace="none"/>
      <style:text-properties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16" style:family="paragraph" style:parent-style-name="Standard">
      <style:paragraph-properties fo:text-align="start" style:justify-single-word="false"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1"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 style:family="text">
      <style:text-properties style:font-name="TimesNewRomanPSMT" fo:font-size="12pt" style:font-name-asian="TimesNewRomanPSMT" style:font-size-asian="12pt" style:font-name-complex="TimesNewRomanPSM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eph Reimbold</text:p>
      <text:p text:style-name="P2">CSC-17C 48596</text:p>
      <text:p text:style-name="P2">12/10/2014</text:p>
      <text:p text:style-name="P3"/>
      <text:p text:style-name="P3"/>
      <text:p text:style-name="P3"/>
      <text:p text:style-name="P3"/>
      <text:p text:style-name="P3">Project 2</text:p>
      <text:p text:style-name="P4">Black Jack: Revisite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troduction</text:p>
      <text:p text:style-name="P1">Game: Black Jack</text:p>
      <text:p text:style-name="P1">The objective of this card game is to have a hand with a value as close to the number 21 as possible with an instant win if you do get 21 and the dealer (computer) does not. If you tie the dealer, you get your bet back. If your hand goes over 21 you bust and you automatically lose.</text:p>
      <text:p text:style-name="P5"/>
      <text:p text:style-name="P6">Summary</text:p>
      <text:p text:style-name="P1">Project Size: Approx 1100 lines</text:p>
      <text:p text:style-name="P1"># of Variables Used: 20+</text:p>
      <text:p text:style-name="P1"># of Functions Used: 11</text:p>
      <text:p text:style-name="P1"># of Classes Used: 4</text:p>
      <text:p text:style-name="P1">Black Jack is a favorite among casino visitors. It's actually a bit more complex than I initially anticipated due to a few factors like when deciding an ace was worth 1 or 11. Many of the games steps are in functions and classes used to store information in decks and cards as well as player information.</text:p>
      <text:p text:style-name="P5"/>
      <text:p text:style-name="P6">Description</text:p>
      <text:p text:style-name="P1">I decided to go with Black Jack because I thought I would be able to demonstrate a number of the things we have learned this semester so far. Nearly every step is in a function with the exception to determining a hit or stand for both the player and dealer(computer). A player class stores your name, funds and the total value of your hand. A Card class was used to store all card information (name, suit, value). The deck was created using a vector of Cards which was run through with the random_shuffle algorithm to get it fully randomized. It was then shoved into a dynamic stack (linked list) that I made so that the top card of the deck would always be the next one drawn. Previously, each hand was stored in a queue, but I changed this with version 2 and stored each player's hand within a binary tree. A login system was created in order to store and maintain a player's information. A login is created with a password which is hashed and stored in a file based on the login ID. Stored within are the ID, hashed password, the player's funds, and win/loss values.</text:p>
      <text:p text:style-name="P5"/>
      <text:p text:style-name="P5">Things To Improve</text:p>
      <text:list xml:id="list8257365773280366319" text:style-name="L1">
        <text:list-item>
          <text:p text:style-name="P11">Cleaner code is something that I would like to do with this version since I was able to get the cards displayed as if they were sitting on a table</text:p>
        </text:list-item>
        <text:list-item>
          <text:p text:style-name="P11">Create a GUI with actual card images would be nice</text:p>
        </text:list-item>
        <text:list-item>
          <text:p text:style-name="P11">Add in extra elements of the game, like doubling down, splitting, etc which I did not know of</text:p>
        </text:list-item>
      </text:list>
      <text:p text:style-name="P5"/>
      <text:p text:style-name="P5">Psuedo Code</text:p>
      <text:p text:style-name="P7">//Libraries</text:p>
      <text:p text:style-name="P7">//Function Prototypes</text:p>
      <text:p text:style-name="P7"/>
      <text:p text:style-name="P7">//Begin Execution Here</text:p>
      <text:p text:style-name="P7"><text:s text:c="3"/><text:tab/>//Declare Variables</text:p>
      <text:p text:style-name="P7"><text:tab/>//Create map for score</text:p>
      <text:p text:style-name="P7"><text:tab/>//Introduce the game</text:p>
      <text:p text:style-name="P7"><text:tab/>//Get user information from file/create new ID</text:p>
      <text:p text:style-name="P7"><text:tab/>//Set starting funds</text:p>
      <text:p text:style-name="P7"><text:s text:c="8"/><text:tab/>//Begin play while user selects yes</text:p>
      <text:p text:style-name="P7"><text:soft-page-break/><text:tab/>//Create the deck using vector</text:p>
      <text:p text:style-name="P7"><text:s text:c="7"/><text:tab/>//Shuffle the deck and put into stack to deal from</text:p>
      <text:p text:style-name="P7"><text:tab/>//Ask player how much they want to bet</text:p>
      <text:p text:style-name="P7"><text:tab/>//Deal to both players two cards</text:p>
      <text:p text:style-name="P7"><text:tab/>//Player makes decisions on hitting or standing until done</text:p>
      <text:p text:style-name="P7"><text:s text:c="10"/><text:tab/>//Dealer's turn to hit/stand as needed following rules of game</text:p>
      <text:p text:style-name="P7"><text:tab/>//Display both player's final hands</text:p>
      <text:p text:style-name="P7"><text:s text:c="7"/><text:tab/>//Determine both player's totals and see who wins</text:p>
      <text:p text:style-name="P7"><text:s text:c="7"/><text:tab/>//Reset all important values in order to prepare for another game</text:p>
      <text:p text:style-name="P7"><text:s text:c="7"/><text:tab/>//Ask if user would like to play the game again, repeat as desired</text:p>
      <text:p text:style-name="P7"><text:s text:c="4"/><text:tab/>//Output final score and players ending funds from betting</text:p>
      <text:p text:style-name="P7">//End of Main</text:p>
      <text:p text:style-name="P7"/>
      <text:p text:style-name="P7">//user info function</text:p>
      <text:p text:style-name="P7"><text:tab/>//prompt for user info</text:p>
      <text:p text:style-name="P7"><text:tab/>//attempt to open file based on given ID</text:p>
      <text:p text:style-name="P7"><text:tab/>//check to see if file was opened</text:p>
      <text:p text:style-name="P7"><text:tab/><text:tab/>//if file not opened, create new user</text:p>
      <text:p text:style-name="P7"><text:tab/><text:tab/><text:tab/>//Hash user's password and store this for future log in comparison</text:p>
      <text:p text:style-name="P7"><text:tab/><text:tab/><text:tab/>//create file based on player name</text:p>
      <text:p text:style-name="P7"><text:tab/><text:tab/><text:tab/>//write player info to file to store for later use</text:p>
      <text:p text:style-name="P7"><text:tab/><text:tab/>//if file is opened, check password</text:p>
      <text:p text:style-name="P7"><text:tab/><text:tab/><text:tab/>//loop until password is correct</text:p>
      <text:p text:style-name="P7"><text:tab/><text:tab/><text:tab/>//compare hash on file with hash of password player just entered</text:p>
      <text:p text:style-name="P7"><text:tab/><text:tab/><text:tab/>//if password hash comparison is correct</text:p>
      <text:p text:style-name="P7"><text:tab/><text:tab/><text:tab/><text:tab/>//read in rest of player information</text:p>
      <text:p text:style-name="P7"><text:tab/><text:tab/><text:tab/><text:tab/>//output all information</text:p>
      <text:p text:style-name="P7"/>
      <text:p text:style-name="P7">//build deck function</text:p>
      <text:p text:style-name="P7"><text:s text:c="5"/><text:tab/>//Create an un-shuffled deck using a vector using card class</text:p>
      <text:p text:style-name="P7"/>
      <text:p text:style-name="P7">//shuffle function</text:p>
      <text:p text:style-name="P7"><text:s text:c="5"/><text:tab/>//Shuffle vector deck</text:p>
      <text:p text:style-name="P7"><text:tab/>//Convert shuffled vector deck into DeckStack class</text:p>
      <text:p text:style-name="P7"><text:tab/>//Use iterator to move through vector and push</text:p>
      <text:p text:style-name="P7"/>
      <text:p text:style-name="P7">//firstDeal function</text:p>
      <text:p text:style-name="P7"><text:s text:c="4"/><text:tab/>//First two cards dealt to player and dealer</text:p>
      <text:p text:style-name="P7"><text:s text:c="4"/><text:tab/>//Determine value of aces</text:p>
      <text:p text:style-name="P7"><text:tab/>//Add any other value</text:p>
      <text:p text:style-name="P7"><text:tab/>//Increment cards dealt</text:p>
      <text:p text:style-name="P7"><text:tab/>//Alternate between each player two times</text:p>
      <text:p text:style-name="P7"/>
      <text:p text:style-name="P7">//deal function</text:p>
      <text:p text:style-name="P7"><text:s/><text:tab/>//Deal a single card to whichever player is called to function</text:p>
      <text:p text:style-name="P7"><text:tab/>//if ace is drawn, determine if value is 1 or 11</text:p>
      <text:p text:style-name="P7"><text:tab/>//output result of draw</text:p>
      <text:p text:style-name="P7"/>
      <text:p text:style-name="P7"/>
      <text:p text:style-name="P7"><text:soft-page-break/>//plyrTrn function</text:p>
      <text:p text:style-name="P7"><text:tab/>//check for blackjack from initial deal</text:p>
      <text:p text:style-name="P7"><text:tab/>//if not dealt a 21 from initial deal, ask player for hit or stand</text:p>
      <text:p text:style-name="P7"><text:tab/>//if this draw busts the player and they have an ace at 11 value, drop to value of 1</text:p>
      <text:p text:style-name="P7"><text:tab/>//display draw result</text:p>
      <text:p text:style-name="P7"/>
      <text:p text:style-name="P7">//cpuTrn function</text:p>
      <text:p text:style-name="P7"><text:tab/>//check for blackjack from initial deal</text:p>
      <text:p text:style-name="P7"><text:tab/>//if hand value is over 17, stand</text:p>
      <text:p text:style-name="P7"><text:tab/>//if hand value is under 17, hit</text:p>
      <text:p text:style-name="P7"/>
      <text:p text:style-name="P7">//result function</text:p>
      <text:p text:style-name="P7"><text:s text:c="5"/><text:tab/>//If you bust, you lose</text:p>
      <text:p text:style-name="P7"><text:tab/>//If the dealer busts, you win</text:p>
      <text:p text:style-name="P7"><text:tab/>//If both have blackjack, push</text:p>
      <text:p text:style-name="P7"><text:s text:c="5"/><text:tab/>//If both have same value, push</text:p>
      <text:p text:style-name="P7"><text:tab/><text:tab/>//If p1 has blackjack, p1 wins</text:p>
      <text:p text:style-name="P7"><text:tab/><text:tab/>//If cpu has blackjack, cpu wins</text:p>
      <text:p text:style-name="P7"><text:tab/><text:tab/>//If just same value, push</text:p>
      <text:p text:style-name="P7"><text:tab/>//If p1 is closer to 21, p1 wins</text:p>
      <text:p text:style-name="P7"><text:tab/>//If cpu is closer to 21, cpu wins</text:p>
      <text:p text:style-name="P7"/>
      <text:p text:style-name="P7">//reset function</text:p>
      <text:p text:style-name="P7"><text:s text:c="5"/><text:tab/>//Empty player and CPU hands</text:p>
      <text:p text:style-name="P7"><text:s text:c="8"/><text:tab/>//Clear current deck stack to put fresh shuffled deck in</text:p>
      <text:p text:style-name="P7"><text:s text:c="12"/>//Clear player info and cards dealt</text:p>
      <text:p text:style-name="P7"/>
      <text:p text:style-name="P5"/>
      <text:p text:style-name="P5"/>
      <text:p text:style-name="P5">Major Variables</text:p>
      <table:table table:name="Table1" table:style-name="Table1">
        <table:table-column table:style-name="Table1.A" table:number-columns-repeated="3"/>
        <table:table-column table:style-name="Table1.D"/>
        <table:table-row>
          <table:table-cell table:style-name="Table1.A1" office:value-type="string">
            <text:p text:style-name="P8">Type</text:p>
          </table:table-cell>
          <table:table-cell table:style-name="Table1.A1" office:value-type="string">
            <text:p text:style-name="P8">Variable Name</text:p>
          </table:table-cell>
          <table:table-cell table:style-name="Table1.A1" office:value-type="string">
            <text:p text:style-name="P8">Description</text:p>
          </table:table-cell>
          <table:table-cell table:style-name="Table1.D1" office:value-type="string">
            <text:p text:style-name="P8">Location</text:p>
          </table:table-cell>
        </table:table-row>
        <table:table-row>
          <table:table-cell table:style-name="Table1.A2" office:value-type="string">
            <text:p text:style-name="P9">Player</text:p>
          </table:table-cell>
          <table:table-cell table:style-name="Table1.A2" office:value-type="string">
            <text:p text:style-name="P10">p1, cpu</text:p>
          </table:table-cell>
          <table:table-cell table:style-name="Table1.A2" office:value-type="string">
            <text:p text:style-name="P10">Class which holds name, hand value and funds</text:p>
          </table:table-cell>
          <table:table-cell table:style-name="Table1.D2" office:value-type="string">
            <text:p text:style-name="P10">Main(), deal(), firstDeal(), result(), reset()</text:p>
          </table:table-cell>
        </table:table-row>
        <table:table-row>
          <table:table-cell table:style-name="Table1.A2" office:value-type="string">
            <text:p text:style-name="P9">Card</text:p>
          </table:table-cell>
          <table:table-cell table:style-name="Table1.A2" office:value-type="string">
            <text:p text:style-name="P10">vector&lt;Card&gt; unshflDck</text:p>
          </table:table-cell>
          <table:table-cell table:style-name="Table1.A2" office:value-type="string">
            <text:p text:style-name="P10">Card holds suit, name, value and number created, vector holds them in an unshuffled deck</text:p>
          </table:table-cell>
          <table:table-cell table:style-name="Table1.D2" office:value-type="string">
            <text:p text:style-name="P10">Main(), bldDck(), shuffle(), </text:p>
          </table:table-cell>
        </table:table-row>
        <table:table-row>
          <table:table-cell table:style-name="Table1.A2" office:value-type="string">
            <text:p text:style-name="P9"/>
          </table:table-cell>
          <table:table-cell table:style-name="Table1.A2" office:value-type="string">
            <text:p text:style-name="P10">cardCatch</text:p>
          </table:table-cell>
          <table:table-cell table:style-name="Table1.A2" office:value-type="string">
            <text:p text:style-name="P10">Used to store popped cards from stack and queue</text:p>
          </table:table-cell>
          <table:table-cell table:style-name="Table1.D2" office:value-type="string">
            <text:p text:style-name="P10">FirstDeal(), deal(), reset()</text:p>
          </table:table-cell>
        </table:table-row>
        <table:table-row>
          <table:table-cell table:style-name="Table1.A2" office:value-type="string">
            <text:p text:style-name="P9">DeckStack</text:p>
          </table:table-cell>
          <table:table-cell table:style-name="Table1.A2" office:value-type="string">
            <text:p text:style-name="P10">myDeck</text:p>
          </table:table-cell>
          <table:table-cell table:style-name="Table1.A2" office:value-type="string">
            <text:p text:style-name="P10">Stacked deck</text:p>
          </table:table-cell>
          <table:table-cell table:style-name="Table1.D2" office:value-type="string">
            <text:p text:style-name="P10">Main(), shuffle(), firstDeal(), deal(), reset()</text:p>
          </table:table-cell>
        </table:table-row>
        <text:soft-page-break/>
        <table:table-row>
          <table:table-cell table:style-name="Table1.A2" office:value-type="string">
            <text:p text:style-name="P9">BinaryTree</text:p>
          </table:table-cell>
          <table:table-cell table:style-name="Table1.A2" office:value-type="string">
            <text:p text:style-name="P10">p1HandT, cpuHandT</text:p>
          </table:table-cell>
          <table:table-cell table:style-name="Table1.A2" office:value-type="string">
            <text:p text:style-name="P10">Binary tree which holds player and dealer hand</text:p>
          </table:table-cell>
          <table:table-cell table:style-name="Table1.D2" office:value-type="string">
            <text:p text:style-name="P10">Main(), firstDeal(), deal(), reset()</text:p>
          </table:table-cell>
        </table:table-row>
        <table:table-row>
          <table:table-cell table:style-name="Table1.A2" office:value-type="string">
            <text:p text:style-name="P9">map&lt;string,int&gt;</text:p>
          </table:table-cell>
          <table:table-cell table:style-name="Table1.A2" office:value-type="string">
            <text:p text:style-name="P10">score_map</text:p>
          </table:table-cell>
          <table:table-cell table:style-name="Table1.A2" office:value-type="string">
            <text:p text:style-name="P10">Held wins/losses/ties</text:p>
          </table:table-cell>
          <table:table-cell table:style-name="Table1.D2" office:value-type="string">
            <text:p text:style-name="P10">Main(), result()</text:p>
          </table:table-cell>
        </table:table-row>
        <table:table-row>
          <table:table-cell table:style-name="Table1.A2" office:value-type="string">
            <text:p text:style-name="P9">int</text:p>
          </table:table-cell>
          <table:table-cell table:style-name="Table1.A2" office:value-type="string">
            <text:p text:style-name="P10">nCards</text:p>
          </table:table-cell>
          <table:table-cell table:style-name="Table1.A2" office:value-type="string">
            <text:p text:style-name="P10">Number of cards in the deck</text:p>
          </table:table-cell>
          <table:table-cell table:style-name="Table1.D2" office:value-type="string">
            <text:p text:style-name="P10">Main(), shuffle(), bldDck(), reset()</text:p>
          </table:table-cell>
        </table:table-row>
        <table:table-row>
          <table:table-cell table:style-name="Table1.A2" office:value-type="string">
            <text:p text:style-name="P9"/>
          </table:table-cell>
          <table:table-cell table:style-name="Table1.A2" office:value-type="string">
            <text:p text:style-name="P10">nDealt</text:p>
          </table:table-cell>
          <table:table-cell table:style-name="Table1.A2" office:value-type="string">
            <text:p text:style-name="P10">Number of cards dealt this game</text:p>
          </table:table-cell>
          <table:table-cell table:style-name="Table1.D2" office:value-type="string">
            <text:p text:style-name="P10">Main(), deal(), firstDeal(), reset()</text:p>
          </table:table-cell>
        </table:table-row>
        <table:table-row>
          <table:table-cell table:style-name="Table1.A2" office:value-type="string">
            <text:p text:style-name="P9"/>
          </table:table-cell>
          <table:table-cell table:style-name="Table1.A2" office:value-type="string">
            <text:p text:style-name="P10">choice</text:p>
          </table:table-cell>
          <table:table-cell table:style-name="Table1.A2" office:value-type="string">
            <text:p text:style-name="P10">Used for hit or stand</text:p>
          </table:table-cell>
          <table:table-cell table:style-name="Table1.D2" office:value-type="string">
            <text:p text:style-name="P10">Main()</text:p>
          </table:table-cell>
        </table:table-row>
        <table:table-row>
          <table:table-cell table:style-name="Table1.A2" office:value-type="string">
            <text:p text:style-name="P9"/>
          </table:table-cell>
          <table:table-cell table:style-name="Table1.A2" office:value-type="string">
            <text:p text:style-name="P10">betAmnt</text:p>
          </table:table-cell>
          <table:table-cell table:style-name="Table1.A2" office:value-type="string">
            <text:p text:style-name="P10">Stores amount player bets</text:p>
          </table:table-cell>
          <table:table-cell table:style-name="Table1.D2" office:value-type="string">
            <text:p text:style-name="P10">Main(), result()</text:p>
          </table:table-cell>
        </table:table-row>
        <table:table-row>
          <table:table-cell table:style-name="Table1.A2" office:value-type="string">
            <text:p text:style-name="P9">char</text:p>
          </table:table-cell>
          <table:table-cell table:style-name="Table1.A2" office:value-type="string">
            <text:p text:style-name="P10">again</text:p>
          </table:table-cell>
          <table:table-cell table:style-name="Table1.A2" office:value-type="string">
            <text:p text:style-name="P10">Holds play again value</text:p>
          </table:table-cell>
          <table:table-cell table:style-name="Table1.D2" office:value-type="string">
            <text:p text:style-name="P10">Main() </text:p>
          </table:table-cell>
        </table:table-row>
        <table:table-row>
          <table:table-cell table:style-name="Table1.A2" office:value-type="string">
            <text:p text:style-name="P9">bool</text:p>
          </table:table-cell>
          <table:table-cell table:style-name="Table1.A2" office:value-type="string">
            <text:p text:style-name="P10">p1bj</text:p>
          </table:table-cell>
          <table:table-cell table:style-name="Table1.A2" office:value-type="string">
            <text:p text:style-name="P10">Used if player gets a black jack</text:p>
          </table:table-cell>
          <table:table-cell table:style-name="Table1.D2" office:value-type="string">
            <text:p text:style-name="P10">Main(), result(), reset()</text:p>
          </table:table-cell>
        </table:table-row>
        <table:table-row>
          <table:table-cell table:style-name="Table1.A2" office:value-type="string">
            <text:p text:style-name="P9"/>
          </table:table-cell>
          <table:table-cell table:style-name="Table1.A2" office:value-type="string">
            <text:p text:style-name="P10">cpubj</text:p>
          </table:table-cell>
          <table:table-cell table:style-name="Table1.A2" office:value-type="string">
            <text:p text:style-name="P10">Used if player gets a black jack</text:p>
          </table:table-cell>
          <table:table-cell table:style-name="Table1.D2" office:value-type="string">
            <text:p text:style-name="P10">Main(), result(), reset()</text:p>
          </table:table-cell>
        </table:table-row>
      </table:table>
      <text:p text:style-name="P1"/>
      <text:p text:style-name="P5"/>
      <text:p text:style-name="P5">Reference</text:p>
      <text:list xml:id="list1964111208192008431" text:style-name="L2">
        <text:list-item>
          <text:p text:style-name="P14"><text:span text:style-name="T1">Starting out with C++ </text:span><text:span text:style-name="T2">- Tony Gaddis</text:span></text:p>
        </text:list-item>
        <text:list-item>
          <text:p text:style-name="P12">http://www.cprogramming.com/tutorial/stl/stlmap.html</text:p>
          <text:p text:style-name="P12"/>
        </text:list-item>
      </text:list>
      <text:p text:style-name="P5"/>
      <text:p text:style-name="P5">Program</text:p>
      <text:p text:style-name="P1">/* </text:p>
      <text:p text:style-name="P1"><text:s/>* File: <text:s text:c="2"/>main.cpp</text:p>
      <text:p text:style-name="P1"><text:s/>* Author: Joe</text:p>
      <text:p text:style-name="P1"><text:s/>*</text:p>
      <text:p text:style-name="P1"><text:s/>* Created on December 5, 2014, 4:04 PM</text:p>
      <text:p text:style-name="P1"/>
      <text:p text:style-name="P1"><text:s/>* Tree completed <text:s text:c="2"/>- Player and CPU hands are stored in binary trees</text:p>
      <text:p text:style-name="P1"><text:s/>* Hash completed <text:s text:c="2"/>- Password is hashed and stored, compared when attempting</text:p>
      <text:p text:style-name="P1"><text:s/>* <text:s text:c="19"/>to log into an existing player account.</text:p>
      <text:p text:style-name="P1"><text:s/>* Queue removed <text:s text:c="3"/>- Was demonstrated in midterm, previously the hand was</text:p>
      <text:p text:style-name="P1"><text:s/>* <text:s text:c="19"/>stored as a queue</text:p>
      <text:p text:style-name="P1"><text:s/>*/</text:p>
      <text:p text:style-name="P1"/>
      <text:p text:style-name="P1">//Libraries</text:p>
      <text:p text:style-name="P1">#include &lt;cstdlib&gt;</text:p>
      <text:p text:style-name="P1">#include &lt;iostream&gt;</text:p>
      <text:p text:style-name="P1">#include &lt;vector&gt;</text:p>
      <text:p text:style-name="P1">#include &lt;iomanip&gt;</text:p>
      <text:p text:style-name="P1">#include &lt;algorithm&gt;</text:p>
      <text:p text:style-name="P1">#include &lt;ctime&gt;</text:p>
      <text:p text:style-name="P1"><text:soft-page-break/>#include &lt;string&gt;</text:p>
      <text:p text:style-name="P1">#include &lt;map&gt;</text:p>
      <text:p text:style-name="P1">#include &lt;fstream&gt;</text:p>
      <text:p text:style-name="P1">#include &lt;sstream&gt;</text:p>
      <text:p text:style-name="P1">using namespace std;</text:p>
      <text:p text:style-name="P1"/>
      <text:p text:style-name="P1">//Our Libraries</text:p>
      <text:p text:style-name="P1">#include "Card.h"</text:p>
      <text:p text:style-name="P1">#include "DeckStack.h"</text:p>
      <text:p text:style-name="P1">#include "Player.h"</text:p>
      <text:p text:style-name="P1">#include "HandTree.h"</text:p>
      <text:p text:style-name="P1"/>
      <text:p text:style-name="P1">//Function Prototypes</text:p>
      <text:p text:style-name="P1">vector&lt;Card&gt; bldDck(int);</text:p>
      <text:p text:style-name="P1">void shuffle(vector&lt;Card&gt; &amp;,int,DeckStack &amp;);</text:p>
      <text:p text:style-name="P1">void frstDeal(DeckStack &amp;,int &amp;, Player &amp;, Player &amp;,HandTree &amp;,HandTree &amp;);</text:p>
      <text:p text:style-name="P1">void deal(DeckStack &amp;,int &amp;,Player &amp;,HandTree &amp;,bool);</text:p>
      <text:p text:style-name="P1">void plyrTrn(Player &amp;,DeckStack &amp;,bool &amp;,int &amp;,HandTree &amp;,bool);</text:p>
      <text:p text:style-name="P1">void cpuTrn(Player &amp;,DeckStack &amp;,bool &amp;,int &amp;,HandTree &amp;,bool &amp;);</text:p>
      <text:p text:style-name="P1">void result(Player &amp;,Player &amp;,bool &amp;,bool &amp;,map&lt;string,int&gt; &amp;,int);</text:p>
      <text:p text:style-name="P1">void reset(DeckStack &amp;,Player &amp;,Player &amp;,int,int &amp;,bool &amp;,bool &amp;,HandTree &amp;,HandTree &amp;, vector&lt;Card&gt;,bool &amp;);</text:p>
      <text:p text:style-name="P1">void userInfo(Player &amp;);</text:p>
      <text:p text:style-name="P1">void write(Player);</text:p>
      <text:p text:style-name="P1">void display(Player &amp;,HandTree &amp;,bool);</text:p>
      <text:p text:style-name="P1"/>
      <text:p text:style-name="P1">//Execution Begins Here</text:p>
      <text:p text:style-name="P1">int main(int argc, char** argv) {</text:p>
      <text:p text:style-name="P1"><text:s text:c="4"/>//Declare variables</text:p>
      <text:p text:style-name="P1"><text:s text:c="4"/>int nCards=52; <text:s text:c="14"/>//number of cards in deck</text:p>
      <text:p text:style-name="P1"><text:s text:c="4"/>int nDealt=0; <text:s text:c="15"/>//number of cards dealt</text:p>
      <text:p text:style-name="P1"><text:s text:c="4"/>vector&lt;Card&gt; unshflDck; <text:s text:c="5"/>//holds an un-shuffled deck</text:p>
      <text:p text:style-name="P1"><text:s text:c="4"/>DeckStack myDeck; <text:s text:c="11"/>//holds a shuffled deck in stack form</text:p>
      <text:p text:style-name="P1"><text:s text:c="4"/>std::srand(std::time(0)); <text:s text:c="3"/>//seed random number generator</text:p>
      <text:p text:style-name="P1"><text:s text:c="4"/>Card crdCatch; <text:s text:c="14"/>//holds popped cards from stack/queue</text:p>
      <text:p text:style-name="P1"><text:s text:c="4"/>HandTree p1HandT; <text:s text:c="12"/>//player's hand</text:p>
      <text:p text:style-name="P1"><text:s text:c="4"/>HandTree cpuHandT; <text:s text:c="11"/>//cpu's hand</text:p>
      <text:p text:style-name="P1"><text:s text:c="4"/>char user; <text:s text:c="18"/>//if player is new to game or not</text:p>
      <text:p text:style-name="P1"><text:s text:c="4"/>Player p1; <text:s text:c="18"/>//holds player's info</text:p>
      <text:p text:style-name="P1"><text:s text:c="4"/>Player cpu; <text:s text:c="17"/>//holds cpu's info</text:p>
      <text:p text:style-name="P1"><text:s text:c="4"/>int strtFnd; <text:s text:c="16"/>//holds player starting funds</text:p>
      <text:p text:style-name="P1"><text:s text:c="4"/>int choice; <text:s text:c="17"/>//holds decision to hit, stand, etc</text:p>
      <text:p text:style-name="P1"><text:s text:c="4"/>char again; <text:s text:c="17"/>//holds decision to play again</text:p>
      <text:p text:style-name="P1"><text:s text:c="4"/>bool p1bj=false; <text:s text:c="12"/>//player got a blackjack</text:p>
      <text:p text:style-name="P1"><text:s text:c="4"/>bool cpubj=false; <text:s text:c="11"/>//cpu got a blackjack</text:p>
      <text:p text:style-name="P1"><text:s text:c="4"/>bool gameEnd=false; <text:s text:c="9"/>//holds game end state </text:p>
      <text:p text:style-name="P1"><text:s text:c="4"/>int betAmnt;</text:p>
      <text:p text:style-name="P1"><text:s text:c="4"/>//Create map for score</text:p>
      <text:p text:style-name="P1"><text:s text:c="4"/>map &lt;string,int&gt; score_map; //holds wins, losses and pushes</text:p>
      <text:p text:style-name="P1"><text:soft-page-break/><text:s text:c="4"/>score_map["P1 Wins: "]=0;</text:p>
      <text:p text:style-name="P1"><text:s text:c="4"/>score_map["P1 Losses: "]=0;</text:p>
      <text:p text:style-name="P1"><text:s text:c="4"/>score_map["CPU Wins: "]=0;</text:p>
      <text:p text:style-name="P1"><text:s text:c="4"/>score_map["CPU Losses: "]=0;</text:p>
      <text:p text:style-name="P1"><text:s text:c="4"/>score_map["Pushes: "]=0;</text:p>
      <text:p text:style-name="P1"><text:s text:c="4"/></text:p>
      <text:p text:style-name="P1"><text:s text:c="4"/>//Introduce the game</text:p>
      <text:p text:style-name="P1"><text:s text:c="4"/>cout&lt;&lt;"Welcome to Black Jack!"&lt;&lt;endl&lt;&lt;endl;</text:p>
      <text:p text:style-name="P1"><text:s text:c="4"/>//get user information</text:p>
      <text:p text:style-name="P1"><text:s text:c="4"/>userInfo(p1);</text:p>
      <text:p text:style-name="P1"><text:s text:c="4"/>//set starting fund for end game comparison</text:p>
      <text:p text:style-name="P1"><text:s text:c="4"/>strtFnd=p1.getFunds();</text:p>
      <text:p text:style-name="P1"><text:s text:c="4"/>//Begin Play</text:p>
      <text:p text:style-name="P1"><text:s text:c="4"/>do{</text:p>
      <text:p text:style-name="P1"><text:s text:c="8"/>//Create an un-shuffled deck using a vector</text:p>
      <text:p text:style-name="P1"><text:s text:c="8"/>unshflDck=bldDck(nCards);</text:p>
      <text:p text:style-name="P1"><text:s text:c="8"/>//shuffle the deck and put into a DeckStack to begin play with</text:p>
      <text:p text:style-name="P1"><text:s text:c="8"/>shuffle(unshflDck,nCards,myDeck); <text:s text:c="7"/></text:p>
      <text:p text:style-name="P1"><text:s text:c="8"/>cout&lt;&lt;"\nBeginning Play!"&lt;&lt;endl&lt;&lt;"Current funds: "&lt;&lt;p1.getFunds()&lt;&lt;endl;</text:p>
      <text:p text:style-name="P1"><text:s text:c="8"/>//ask player how much to bet</text:p>
      <text:p text:style-name="P1"><text:s text:c="8"/>do{</text:p>
      <text:p text:style-name="P1"><text:s text:c="12"/>cout&lt;&lt;"How much would you like to bet (min 5)? ";</text:p>
      <text:p text:style-name="P1"><text:s text:c="12"/>cin&gt;&gt;betAmnt;</text:p>
      <text:p text:style-name="P1"><text:s text:c="8"/>}while(betAmnt&lt;5);</text:p>
      <text:p text:style-name="P1"><text:s text:c="8"/>cout&lt;&lt;endl;</text:p>
      <text:p text:style-name="P1"><text:s text:c="8"/>//initial deal of two cards to player and cpu</text:p>
      <text:p text:style-name="P1"><text:s text:c="8"/>frstDeal(myDeck,nDealt,p1,cpu,p1HandT,cpuHandT);</text:p>
      <text:p text:style-name="P1"><text:s text:c="8"/>//Player's hit/stand phase</text:p>
      <text:p text:style-name="P1"><text:s text:c="8"/>plyrTrn(p1,myDeck,p1bj,nDealt,p1HandT,gameEnd);</text:p>
      <text:p text:style-name="P1"><text:s text:c="8"/>//CPU's hit/stand phase</text:p>
      <text:p text:style-name="P1"><text:s text:c="8"/>cpuTrn(cpu,myDeck,cpubj,nDealt,cpuHandT,gameEnd);</text:p>
      <text:p text:style-name="P1"><text:s text:c="8"/>//display both player hands</text:p>
      <text:p text:style-name="P1"><text:s text:c="8"/>cout&lt;&lt;"Here is your final hand:"&lt;&lt;endl;</text:p>
      <text:p text:style-name="P1"><text:s text:c="8"/>display(p1,p1HandT,gameEnd);</text:p>
      <text:p text:style-name="P1"><text:s text:c="8"/>cout&lt;&lt;"\nHere is the CPU's final hand:"&lt;&lt;endl;</text:p>
      <text:p text:style-name="P1"><text:s text:c="8"/>display(cpu,cpuHandT,gameEnd);</text:p>
      <text:p text:style-name="P1"><text:s text:c="8"/>//determine winner/loss/push</text:p>
      <text:p text:style-name="P1"><text:s text:c="8"/>result(p1,cpu,p1bj,cpubj,score_map,betAmnt);</text:p>
      <text:p text:style-name="P1"><text:s text:c="8"/>//reset and reshuffle for continued play</text:p>
      <text:p text:style-name="P1"><text:s text:c="8"/>reset(myDeck,p1,cpu,nCards,nDealt,p1bj,cpubj,p1HandT,cpuHandT,unshflDck,gameEnd);</text:p>
      <text:p text:style-name="P1"><text:s text:c="8"/>shuffle(unshflDck,nCards,myDeck);</text:p>
      <text:p text:style-name="P1"><text:s text:c="8"/>//Ask if user would like to play the game again</text:p>
      <text:p text:style-name="P1"><text:s text:c="8"/>cout&lt;&lt;"Would you like to play again? (Y/N)"&lt;&lt;endl;</text:p>
      <text:p text:style-name="P1"><text:s text:c="8"/>cin&gt;&gt;again;</text:p>
      <text:p text:style-name="P1"><text:s text:c="8"/>cout&lt;&lt;endl&lt;&lt;endl;</text:p>
      <text:p text:style-name="P1"><text:s text:c="4"/>}while(again=='y'||again=='Y');</text:p>
      <text:p text:style-name="P1"><text:s text:c="4"/>//output overall score and final funds</text:p>
      <text:p text:style-name="P1"><text:s text:c="4"/>cout&lt;&lt;"This Session's Results:"&lt;&lt;endl;</text:p>
      <text:p text:style-name="P1"><text:s text:c="4"/>map&lt;string,int&gt;::iterator iter;</text:p>
      <text:p text:style-name="P1"><text:soft-page-break/><text:s text:c="4"/>for (iter=score_map.begin(); iter!=score_map.end(); ++iter){</text:p>
      <text:p text:style-name="P1"><text:s text:c="8"/>cout&lt;&lt;iter-&gt;first&lt;&lt;": "&lt;&lt;iter-&gt;second&lt;&lt;endl;</text:p>
      <text:p text:style-name="P1"><text:s text:c="4"/>}</text:p>
      <text:p text:style-name="P1"><text:s text:c="4"/>cout&lt;&lt;"Funds: "&lt;&lt;p1.getFunds()&lt;&lt;endl;</text:p>
      <text:p text:style-name="P1"><text:s text:c="4"/>if(p1.getFunds()&lt;0)cout&lt;&lt;"You're now in debt! Woops!"&lt;&lt;endl;</text:p>
      <text:p text:style-name="P1"><text:s text:c="4"/>else if(p1.getFunds()&gt;strtFnd)cout&lt;&lt;"You made a profit! Congrats!"&lt;&lt;endl;</text:p>
      <text:p text:style-name="P1"><text:s text:c="4"/>else if(p1.getFunds()==strtFnd)cout&lt;&lt;"You broke even!"&lt;&lt;endl;</text:p>
      <text:p text:style-name="P1"><text:s text:c="4"/>else</text:p>
      <text:p text:style-name="P1"><text:s text:c="8"/>cout&lt;&lt;"You lost money..."&lt;&lt;endl;</text:p>
      <text:p text:style-name="P1"><text:s text:c="4"/>//update file data before exit</text:p>
      <text:p text:style-name="P1"><text:s text:c="4"/>write(p1);</text:p>
      <text:p text:style-name="P1"><text:s text:c="4"/>//Exit stage right</text:p>
      <text:p text:style-name="P1"><text:s text:c="4"/>return 0;</text:p>
      <text:p text:style-name="P1">}</text:p>
      <text:p text:style-name="P1"/>
      <text:p text:style-name="P1">void userInfo(Player &amp;p1){</text:p>
      <text:p text:style-name="P1"><text:s text:c="4"/>string p1name; <text:s text:c="21"/>//take input for player's name</text:p>
      <text:p text:style-name="P1"><text:s text:c="4"/>string pass; <text:s text:c="23"/>//player input for password</text:p>
      <text:p text:style-name="P1"><text:s text:c="4"/>string fName; <text:s text:c="22"/>//holds file name</text:p>
      <text:p text:style-name="P1"><text:s text:c="4"/>fstream myFile; <text:s text:c="20"/>//to output player info to file</text:p>
      <text:p text:style-name="P1"><text:s text:c="4"/>size_t pwhash; <text:s text:c="21"/>//holds password hash</text:p>
      <text:p text:style-name="P1"><text:s text:c="4"/>int funds, wins, losses, pushes; <text:s text:c="3"/>//holds funds, wins, losses, pushes</text:p>
      <text:p text:style-name="P1"><text:s text:c="4"/>unsigned int seed=0;</text:p>
      <text:p text:style-name="P1"><text:s text:c="4"/>unsigned hash=seed;</text:p>
      <text:p text:style-name="P1"><text:s text:c="4"/></text:p>
      <text:p text:style-name="P1"><text:s text:c="4"/>//prompt for user info</text:p>
      <text:p text:style-name="P1"><text:s text:c="4"/>cout&lt;&lt;"Enter a user ID (if new, will be created): "&lt;&lt;endl;</text:p>
      <text:p text:style-name="P1"><text:s text:c="4"/>cin&gt;&gt;p1name;</text:p>
      <text:p text:style-name="P1"><text:s text:c="4"/>//attempt to open file based on given ID</text:p>
      <text:p text:style-name="P1"><text:s text:c="4"/>fName=p1name+".txt";</text:p>
      <text:p text:style-name="P1"><text:s text:c="4"/>myFile.open(fName.c_str());</text:p>
      <text:p text:style-name="P1"><text:s text:c="4"/>//check to see if file was opened</text:p>
      <text:p text:style-name="P1"><text:s text:c="4"/>if(!myFile.is_open()){</text:p>
      <text:p text:style-name="P1"><text:s text:c="8"/>//if file not opened, create new user</text:p>
      <text:p text:style-name="P1"><text:s text:c="8"/>cout&lt;&lt;"ID not recognized, creating new user."&lt;&lt;endl;</text:p>
      <text:p text:style-name="P1"><text:s text:c="8"/>p1.setName(p1name);</text:p>
      <text:p text:style-name="P1"><text:s text:c="8"/>cout&lt;&lt;"Enter a password: ";</text:p>
      <text:p text:style-name="P1"><text:s text:c="8"/>cin&gt;&gt;pass;</text:p>
      <text:p text:style-name="P1"><text:s text:c="8"/>//Hash user's password and store this for future log in comparison</text:p>
      <text:p text:style-name="P1"><text:s text:c="8"/>p1.hash(pass);</text:p>
      <text:p text:style-name="P1"><text:s text:c="8"/>//create file based on player name</text:p>
      <text:p text:style-name="P1"><text:s text:c="8"/>myFile.open(fName.c_str());</text:p>
      <text:p text:style-name="P1"><text:s text:c="8"/>//write player info to file to store for later use</text:p>
      <text:p text:style-name="P1"><text:s text:c="8"/>myFile&lt;&lt;p1.getName()&lt;&lt;"\r\n";</text:p>
      <text:p text:style-name="P1"><text:s text:c="8"/>myFile&lt;&lt;p1.getHash()&lt;&lt;"\r\n";</text:p>
      <text:p text:style-name="P1"><text:s text:c="8"/>myFile&lt;&lt;p1.getFunds()&lt;&lt;"\r\n";</text:p>
      <text:p text:style-name="P1"><text:s text:c="8"/>myFile&lt;&lt;p1.getWins()&lt;&lt;"\r\n";</text:p>
      <text:p text:style-name="P1"><text:s text:c="8"/>myFile&lt;&lt;p1.getLosses()&lt;&lt;"\r\n";</text:p>
      <text:p text:style-name="P1"><text:s text:c="8"/>myFile&lt;&lt;p1.getPushes()&lt;&lt;"\r\n";</text:p>
      <text:p text:style-name="P1"><text:soft-page-break/><text:s text:c="4"/>}</text:p>
      <text:p text:style-name="P1"><text:s text:c="4"/>else{</text:p>
      <text:p text:style-name="P1"><text:s text:c="8"/>//if file is opened, check password</text:p>
      <text:p text:style-name="P1"><text:s text:c="8"/>cout&lt;&lt;"User located!"&lt;&lt;endl;</text:p>
      <text:p text:style-name="P1"><text:s text:c="8"/>myFile&gt;&gt;p1name;</text:p>
      <text:p text:style-name="P1"><text:s text:c="8"/>p1.setName(p1name);</text:p>
      <text:p text:style-name="P1"><text:s text:c="8"/>myFile&gt;&gt;pwhash;</text:p>
      <text:p text:style-name="P1"><text:s text:c="8"/>p1.setHash(pwhash);</text:p>
      <text:p text:style-name="P1"><text:s text:c="8"/>//loop until password is correct</text:p>
      <text:p text:style-name="P1"><text:s text:c="8"/>do{</text:p>
      <text:p text:style-name="P1"><text:s text:c="12"/>cout&lt;&lt;"Enter your password: ";</text:p>
      <text:p text:style-name="P1"><text:s text:c="12"/>cin&gt;&gt;pass;</text:p>
      <text:p text:style-name="P1"><text:s text:c="12"/>//compare hash on file with hash of password player just entered</text:p>
      <text:p text:style-name="P1"><text:s text:c="12"/>for (int i=0;i&lt;pass.length();i++){</text:p>
      <text:p text:style-name="P1"><text:s text:c="16"/>hash = hash * 101 <text:s/>+ <text:s/>pass[i];</text:p>
      <text:p text:style-name="P1"><text:s text:c="12"/>}</text:p>
      <text:p text:style-name="P1"><text:s text:c="12"/>//if password hash comparison is correct</text:p>
      <text:p text:style-name="P1"><text:s text:c="12"/>if(hash==pwhash){</text:p>
      <text:p text:style-name="P1"><text:s text:c="16"/>cout&lt;&lt;"Correct password entered!"&lt;&lt;endl;</text:p>
      <text:p text:style-name="P1"><text:s text:c="16"/>//read in rest of player information</text:p>
      <text:p text:style-name="P1"><text:s text:c="16"/>myFile&gt;&gt;funds;</text:p>
      <text:p text:style-name="P1"><text:s text:c="16"/>p1.setFunds(funds);</text:p>
      <text:p text:style-name="P1"><text:s text:c="16"/>myFile&gt;&gt;wins;</text:p>
      <text:p text:style-name="P1"><text:s text:c="16"/>p1.setWins(wins);</text:p>
      <text:p text:style-name="P1"><text:s text:c="16"/>myFile&gt;&gt;losses;</text:p>
      <text:p text:style-name="P1"><text:s text:c="16"/>p1.setLosses(losses);</text:p>
      <text:p text:style-name="P1"><text:s text:c="16"/>myFile&gt;&gt;pushes;</text:p>
      <text:p text:style-name="P1"><text:s text:c="16"/>p1.setPushes(pushes);</text:p>
      <text:p text:style-name="P1"><text:s text:c="16"/>//output all information</text:p>
      <text:p text:style-name="P1"><text:s text:c="16"/>cout&lt;&lt;"Name: "&lt;&lt;p1.getName()&lt;&lt;endl;</text:p>
      <text:p text:style-name="P1"><text:s text:c="16"/>cout&lt;&lt;"Funds: "&lt;&lt;p1.getFunds()&lt;&lt;endl;</text:p>
      <text:p text:style-name="P1"><text:s text:c="16"/>cout&lt;&lt;"Wins: "&lt;&lt;p1.getWins()&lt;&lt;endl;</text:p>
      <text:p text:style-name="P1"><text:s text:c="16"/>cout&lt;&lt;"Losses: "&lt;&lt;p1.getLosses()&lt;&lt;endl;</text:p>
      <text:p text:style-name="P1"><text:s text:c="16"/>cout&lt;&lt;"Pushes: "&lt;&lt;p1.getPushes()&lt;&lt;endl;</text:p>
      <text:p text:style-name="P1"><text:s text:c="12"/>}</text:p>
      <text:p text:style-name="P1"><text:s text:c="12"/>//if comparison fails</text:p>
      <text:p text:style-name="P1"><text:s text:c="12"/>else{</text:p>
      <text:p text:style-name="P1"><text:s text:c="16"/>cout&lt;&lt;"Incorrect password!"&lt;&lt;endl;</text:p>
      <text:p text:style-name="P1"><text:s text:c="16"/>hash=seed;</text:p>
      <text:p text:style-name="P1"><text:s text:c="12"/>}</text:p>
      <text:p text:style-name="P1"><text:s text:c="8"/>}while(hash!=pwhash);</text:p>
      <text:p text:style-name="P1"><text:s text:c="4"/>} <text:s text:c="27"/></text:p>
      <text:p text:style-name="P1"><text:s text:c="4"/>myFile.close();</text:p>
      <text:p text:style-name="P1">}</text:p>
      <text:p text:style-name="P1"/>
      <text:p text:style-name="P1">vector&lt;Card&gt; bldDck(int n){</text:p>
      <text:p text:style-name="P1"><text:s text:c="4"/>//Create an un-shuffled deck using a vector</text:p>
      <text:p text:style-name="P1"><text:s text:c="4"/>vector&lt;Card&gt; deck;</text:p>
      <text:p text:style-name="P1"><text:s text:c="4"/>for(int i=0;i&lt;n;i++){</text:p>
      <text:p text:style-name="P1"><text:soft-page-break/><text:s text:c="8"/>Card card(i);</text:p>
      <text:p text:style-name="P1"><text:s text:c="8"/>deck.push_back(card);</text:p>
      <text:p text:style-name="P1"><text:s text:c="4"/>}</text:p>
      <text:p text:style-name="P1"><text:s text:c="4"/>return deck;</text:p>
      <text:p text:style-name="P1">}</text:p>
      <text:p text:style-name="P1"/>
      <text:p text:style-name="P1">void shuffle(vector&lt;Card&gt; &amp;deck,int n,DeckStack &amp;dckStck){</text:p>
      <text:p text:style-name="P1"><text:s text:c="4"/>//shuffle vector card deck</text:p>
      <text:p text:style-name="P1"><text:s text:c="4"/>random_shuffle(deck.begin(),deck.end());</text:p>
      <text:p text:style-name="P1"><text:s text:c="4"/>//take vector deck and convert to stack to deal from</text:p>
      <text:p text:style-name="P1"><text:s text:c="4"/>vector&lt;Card&gt;::iterator iter; <text:s text:c="6"/>//iterator to move through vector</text:p>
      <text:p text:style-name="P1"><text:s text:c="4"/>for(iter=deck.begin();iter!=deck.end();iter++){</text:p>
      <text:p text:style-name="P1"><text:s text:c="8"/>dckStck.push(*iter);</text:p>
      <text:p text:style-name="P1"><text:s text:c="4"/>}</text:p>
      <text:p text:style-name="P1">}</text:p>
      <text:p text:style-name="P1"/>
      <text:p text:style-name="P1">void frstDeal(DeckStack &amp;myDeck,int &amp;nDealt, Player &amp;p1, Player &amp;cpu,</text:p>
      <text:p text:style-name="P1"><text:s text:c="8"/>HandTree &amp;p1HandT,HandTree &amp;cpuHandT){</text:p>
      <text:p text:style-name="P1"><text:s text:c="4"/>//initial deal to players</text:p>
      <text:p text:style-name="P1"><text:s text:c="4"/>Card crdCatch; <text:s text:c="9"/>//holds cards popped</text:p>
      <text:p text:style-name="P1"><text:s text:c="4"/>for(int i=0;i&lt;4;i++){</text:p>
      <text:p text:style-name="P1"><text:s text:c="8"/>if(i%2==0){</text:p>
      <text:p text:style-name="P1"><text:s text:c="12"/>myDeck.pop(crdCatch);</text:p>
      <text:p text:style-name="P1"><text:s text:c="12"/>p1HandT.insertNode(crdCatch);</text:p>
      <text:p text:style-name="P1"><text:s text:c="12"/>p1HandT.addCard(crdCatch);</text:p>
      <text:p text:style-name="P1"><text:s text:c="12"/>//if first draw is ace set val to 11 instead of 1</text:p>
      <text:p text:style-name="P1"><text:s text:c="12"/>if(crdCatch.getName()=='A'&amp;&amp;nDealt==0)</text:p>
      <text:p text:style-name="P1"><text:s text:c="16"/>p1.setValue(11);</text:p>
      <text:p text:style-name="P1"><text:s text:c="12"/>//if first draw is not ace and second is, set ace to 11 value</text:p>
      <text:p text:style-name="P1"><text:s text:c="12"/>else if(crdCatch.getName()=='A'&amp;&amp;p1.getValue()&lt;11)</text:p>
      <text:p text:style-name="P1"><text:s text:c="16"/>p1.setValue(11);</text:p>
      <text:p text:style-name="P1"><text:s text:c="12"/>//if first two draws are aces</text:p>
      <text:p text:style-name="P1"><text:s text:c="12"/>else if(crdCatch.getName()=='A'&amp;&amp;p1.getValue()==11){</text:p>
      <text:p text:style-name="P1"><text:s text:c="16"/>p1.setValue(1);</text:p>
      <text:p text:style-name="P1"><text:s text:c="16"/>p1HandT.addAce(1);</text:p>
      <text:p text:style-name="P1"><text:s text:c="12"/>}</text:p>
      <text:p text:style-name="P1"><text:s text:c="12"/>//Any other value</text:p>
      <text:p text:style-name="P1"><text:s text:c="12"/>else</text:p>
      <text:p text:style-name="P1"><text:s text:c="16"/>p1.setValue(crdCatch.getValue());</text:p>
      <text:p text:style-name="P1"><text:s text:c="12"/>nDealt++;</text:p>
      <text:p text:style-name="P1"><text:s text:c="8"/>}</text:p>
      <text:p text:style-name="P1"><text:s text:c="8"/>if(i%2==1){</text:p>
      <text:p text:style-name="P1"><text:s text:c="12"/>myDeck.pop(crdCatch);</text:p>
      <text:p text:style-name="P1"><text:s text:c="12"/>cpuHandT.insertNode(crdCatch);</text:p>
      <text:p text:style-name="P1"><text:s text:c="12"/>cpuHandT.addCard(crdCatch);</text:p>
      <text:p text:style-name="P1"><text:s text:c="12"/>if(crdCatch.getName()=='A')</text:p>
      <text:p text:style-name="P1"><text:s text:c="12"/>//if first draw is ace set val to 11 instead of 1</text:p>
      <text:p text:style-name="P1"><text:s text:c="12"/>if(crdCatch.getName()=='A'&amp;&amp;nDealt==0)</text:p>
      <text:p text:style-name="P1"><text:s text:c="16"/>cpu.setValue(11);</text:p>
      <text:p text:style-name="P1"><text:soft-page-break/><text:s text:c="12"/>//if first draw is not ace and second is, set ace to 11 value</text:p>
      <text:p text:style-name="P1"><text:s text:c="12"/>else if(crdCatch.getName()=='A'&amp;&amp;cpu.getValue()&lt;11)</text:p>
      <text:p text:style-name="P1"><text:s text:c="16"/>cpu.setValue(11);</text:p>
      <text:p text:style-name="P1"><text:s text:c="12"/>//if first two draws are aces</text:p>
      <text:p text:style-name="P1"><text:s text:c="12"/>else if(crdCatch.getName()=='A'&amp;&amp;cpu.getValue()==11){</text:p>
      <text:p text:style-name="P1"><text:s text:c="16"/>cpu.setValue(1);</text:p>
      <text:p text:style-name="P1"><text:s text:c="16"/>cpuHandT.addAce(1);</text:p>
      <text:p text:style-name="P1"><text:s text:c="8"/>}</text:p>
      <text:p text:style-name="P1"><text:s text:c="12"/>else</text:p>
      <text:p text:style-name="P1"><text:s text:c="16"/>cpu.setValue(crdCatch.getValue());</text:p>
      <text:p text:style-name="P1"><text:s text:c="12"/>nDealt++;</text:p>
      <text:p text:style-name="P1"><text:s text:c="8"/>}</text:p>
      <text:p text:style-name="P1"><text:s text:c="4"/>}</text:p>
      <text:p text:style-name="P1"><text:s text:c="4"/>//output from initial deal</text:p>
      <text:p text:style-name="P1"><text:s text:c="4"/>cout&lt;&lt;p1.getName()&lt;&lt;"'s hand:"&lt;&lt;endl;</text:p>
      <text:p text:style-name="P1"><text:s text:c="4"/>cout&lt;&lt;" <text:s/>____ ________"&lt;&lt;endl;</text:p>
      <text:p text:style-name="P1"><text:s text:c="4"/>cout&lt;&lt;" |"&lt;&lt;p1HandT.getCard(0).getName()&lt;&lt;p1HandT.getCard(0).getSuit()&lt;&lt;" <text:s/>|"&lt;&lt;p1HandT.getCard(1).getName()&lt;&lt;p1HandT.getCard(1).getSuit()&lt;&lt;" <text:s text:c="5"/>|"&lt;&lt;endl;</text:p>
      <text:p text:style-name="P1"><text:s text:c="4"/>cout&lt;&lt;" | <text:s text:c="3"/>| <text:s text:c="7"/>|"&lt;&lt;endl;</text:p>
      <text:p text:style-name="P1"><text:s text:c="4"/>cout&lt;&lt;" | <text:s text:c="3"/>| <text:s text:c="7"/>|"&lt;&lt;endl;</text:p>
      <text:p text:style-name="P1"><text:s text:c="4"/>cout&lt;&lt;" | <text:s text:c="3"/>| <text:s text:c="7"/>|"&lt;&lt;endl;</text:p>
      <text:p text:style-name="P1"><text:s text:c="4"/>cout&lt;&lt;" |____|______"&lt;&lt;p1HandT.getCard(1).getName()&lt;&lt;p1HandT.getCard(1).getSuit()&lt;&lt;"|"&lt;&lt;endl&lt;&lt;endl&lt;&lt;endl;</text:p>
      <text:p text:style-name="P1"><text:s text:c="4"/>cout&lt;&lt;cpu.getName()&lt;&lt;"'s hand:"&lt;&lt;endl;</text:p>
      <text:p text:style-name="P1"><text:s text:c="4"/>cout&lt;&lt;" <text:s/>____ ________"&lt;&lt;endl;</text:p>
      <text:p text:style-name="P1"><text:s text:c="4"/>cout&lt;&lt;" | <text:s text:c="3"/>|"&lt;&lt;cpuHandT.getCard(1).getName()&lt;&lt;cpuHandT.getCard(1).getSuit()&lt;&lt;" <text:s text:c="5"/>|"&lt;&lt;endl;</text:p>
      <text:p text:style-name="P1"><text:s text:c="4"/>cout&lt;&lt;" | <text:s text:c="3"/>| <text:s text:c="7"/>|"&lt;&lt;endl;</text:p>
      <text:p text:style-name="P1"><text:s text:c="4"/>cout&lt;&lt;" | <text:s text:c="3"/>| <text:s text:c="7"/>|"&lt;&lt;endl;</text:p>
      <text:p text:style-name="P1"><text:s text:c="4"/>cout&lt;&lt;" | <text:s text:c="3"/>| <text:s text:c="7"/>|"&lt;&lt;endl;</text:p>
      <text:p text:style-name="P1"><text:s text:c="4"/>cout&lt;&lt;" |____|______"&lt;&lt;cpuHandT.getCard(1).getName()&lt;&lt;cpuHandT.getCard(1).getSuit()&lt;&lt;"|"&lt;&lt;endl&lt;&lt;endl&lt;&lt;endl;</text:p>
      <text:p text:style-name="P1"><text:s text:c="4"/></text:p>
      <text:p text:style-name="P1">}</text:p>
      <text:p text:style-name="P1"/>
      <text:p text:style-name="P1">void deal(DeckStack &amp;myDeck,int &amp;nDealt,Player &amp;plyr,HandTree &amp;handT,</text:p>
      <text:p text:style-name="P1"><text:s text:c="8"/>bool gameEnd){</text:p>
      <text:p text:style-name="P1"><text:s text:c="4"/>Card crdCatch; <text:s text:c="6"/>//holds popped cards</text:p>
      <text:p text:style-name="P1"><text:s text:c="4"/>myDeck.pop(crdCatch);</text:p>
      <text:p text:style-name="P1"><text:s text:c="4"/>handT.insertNode(crdCatch);</text:p>
      <text:p text:style-name="P1"><text:s text:c="4"/>handT.addCard(crdCatch);</text:p>
      <text:p text:style-name="P1"><text:s text:c="4"/>//determine value of aces drawn</text:p>
      <text:p text:style-name="P1"><text:s text:c="4"/>if(crdCatch.getName()=='A'){</text:p>
      <text:p text:style-name="P1"><text:s text:c="8"/>if(plyr.getValue()&lt;=10){</text:p>
      <text:p text:style-name="P1"><text:s text:c="12"/>plyr.setValue(11);</text:p>
      <text:p text:style-name="P1"><text:s text:c="12"/>handT.addAce(1);</text:p>
      <text:p text:style-name="P1"><text:s text:c="8"/>}</text:p>
      <text:p text:style-name="P1"><text:s text:c="8"/>else</text:p>
      <text:p text:style-name="P1"><text:s text:c="12"/>plyr.setValue(1);</text:p>
      <text:p text:style-name="P1"><text:soft-page-break/><text:s text:c="4"/>}</text:p>
      <text:p text:style-name="P1"><text:s text:c="4"/>else</text:p>
      <text:p text:style-name="P1"><text:s text:c="8"/>plyr.setValue(crdCatch.getValue());</text:p>
      <text:p text:style-name="P1"><text:s text:c="4"/>cout&lt;&lt;plyr.getName()&lt;&lt;" hits and receives card: "&lt;&lt;crdCatch.getName()&lt;&lt;crdCatch.getSuit()&lt;&lt;endl;</text:p>
      <text:p text:style-name="P1"><text:s text:c="4"/>cout&lt;&lt;plyr.getName()&lt;&lt;" has "&lt;&lt;handT.getNumHand()&lt;&lt;" cards in hand."&lt;&lt;endl;</text:p>
      <text:p text:style-name="P1"><text:s text:c="4"/>cout&lt;&lt;endl;</text:p>
      <text:p text:style-name="P1">}</text:p>
      <text:p text:style-name="P1"/>
      <text:p text:style-name="P1">void plyrTrn(Player &amp;p1,DeckStack &amp;myDeck,bool &amp;p1bj,int &amp;nDealt,</text:p>
      <text:p text:style-name="P1"><text:s text:c="8"/>HandTree &amp;p1HandT,bool gameEnd){</text:p>
      <text:p text:style-name="P1"><text:s text:c="4"/>int choice; <text:s text:c="17"/>//holds decision to hit, stand, etc</text:p>
      <text:p text:style-name="P1"><text:s text:c="4"/></text:p>
      <text:p text:style-name="P1"><text:s text:c="4"/>//check for blackjack from initial deal</text:p>
      <text:p text:style-name="P1"><text:s text:c="4"/>if(p1.getValue()==21){</text:p>
      <text:p text:style-name="P1"><text:s text:c="8"/>cout&lt;&lt;"You got a Blackjack!"&lt;&lt;endl;</text:p>
      <text:p text:style-name="P1"><text:s text:c="8"/>p1bj=true;</text:p>
      <text:p text:style-name="P1"><text:s text:c="4"/>}</text:p>
      <text:p text:style-name="P1"><text:s text:c="4"/>if(p1.getValue()&lt;21){</text:p>
      <text:p text:style-name="P1"><text:s text:c="8"/>do{</text:p>
      <text:p text:style-name="P1"><text:s text:c="12"/>cout&lt;&lt;endl&lt;&lt;p1.getName()&lt;&lt;" hand total: "&lt;&lt;p1.getValue()&lt;&lt;endl;</text:p>
      <text:p text:style-name="P1"><text:s text:c="12"/>cout&lt;&lt;"What would you like to do?"&lt;&lt;endl;</text:p>
      <text:p text:style-name="P1"><text:s text:c="12"/>cout&lt;&lt;"1. Hit"&lt;&lt;endl&lt;&lt;"2. Stand"&lt;&lt;endl;</text:p>
      <text:p text:style-name="P1"><text:s text:c="12"/>do{</text:p>
      <text:p text:style-name="P1"><text:s text:c="16"/>cin&gt;&gt;choice;</text:p>
      <text:p text:style-name="P1"><text:s text:c="12"/>}while(choice!=1&amp;&amp;choice!=2);</text:p>
      <text:p text:style-name="P1"><text:s text:c="12"/>cout&lt;&lt;endl;</text:p>
      <text:p text:style-name="P1"><text:s text:c="12"/>if(choice==1){</text:p>
      <text:p text:style-name="P1"><text:s text:c="16"/>deal(myDeck,nDealt,p1,p1HandT,gameEnd);</text:p>
      <text:p text:style-name="P1"><text:s text:c="16"/>//display hand</text:p>
      <text:p text:style-name="P1"><text:s text:c="16"/>display(p1,p1HandT,gameEnd);</text:p>
      <text:p text:style-name="P1"><text:s text:c="12"/>}</text:p>
      <text:p text:style-name="P1"><text:s text:c="12"/>if(p1.getValue()&gt;21&amp;&amp;p1HandT.getNumAces()&gt;0){</text:p>
      <text:p text:style-name="P1"><text:s text:c="16"/>p1.setValue(-10);</text:p>
      <text:p text:style-name="P1"><text:s text:c="16"/>p1HandT.addAce(-1);</text:p>
      <text:p text:style-name="P1"><text:s text:c="12"/>}</text:p>
      <text:p text:style-name="P1"><text:s text:c="12"/></text:p>
      <text:p text:style-name="P1"><text:s text:c="8"/>}while(choice==1&amp;&amp;p1.getValue()&lt;=21);</text:p>
      <text:p text:style-name="P1"><text:s text:c="8"/>//output result of player's hits/stand</text:p>
      <text:p text:style-name="P1"><text:s text:c="8"/>if(choice==2)cout&lt;&lt;"You stayed at "&lt;&lt;p1.getValue()&lt;&lt;"."&lt;&lt;endl;</text:p>
      <text:p text:style-name="P1"><text:s text:c="8"/>if(p1.getValue()==21)cout&lt;&lt;"You got 21!"&lt;&lt;endl;</text:p>
      <text:p text:style-name="P1"><text:s text:c="8"/>}</text:p>
      <text:p text:style-name="P1"><text:s text:c="4"/>cout&lt;&lt;endl;</text:p>
      <text:p text:style-name="P1">}</text:p>
      <text:p text:style-name="P1"/>
      <text:p text:style-name="P1">void cpuTrn(Player &amp;cpu,DeckStack &amp;myDeck,bool &amp;cpubj,int &amp;nDealt,</text:p>
      <text:p text:style-name="P1"><text:s text:c="8"/>HandTree &amp;cpuHandT,bool &amp;gameEnd){</text:p>
      <text:p text:style-name="P1"><text:s text:c="4"/>cout&lt;&lt;"The CPU is now going to hit/stand."&lt;&lt;endl;</text:p>
      <text:p text:style-name="P1"><text:s text:c="4"/>//if cpu has blackjack</text:p>
      <text:p text:style-name="P1"><text:soft-page-break/><text:s text:c="4"/>if(cpu.getValue()==21){</text:p>
      <text:p text:style-name="P1"><text:s text:c="8"/>cout&lt;&lt;"The CPU has a blackjack!"&lt;&lt;endl;</text:p>
      <text:p text:style-name="P1"><text:s text:c="8"/>cpubj=true;</text:p>
      <text:p text:style-name="P1"><text:s text:c="4"/>}</text:p>
      <text:p text:style-name="P1"><text:s text:c="4"/>//if cpu has 17 or greater, stand</text:p>
      <text:p text:style-name="P1"><text:s text:c="4"/>else if(cpu.getValue()&gt;=17){</text:p>
      <text:p text:style-name="P1"><text:s text:c="8"/>cout&lt;&lt;"The CPU stands at "&lt;&lt;cpu.getValue()&lt;&lt;"."&lt;&lt;endl;</text:p>
      <text:p text:style-name="P1"><text:s text:c="4"/>}</text:p>
      <text:p text:style-name="P1"><text:s text:c="4"/>//hit if under 17</text:p>
      <text:p text:style-name="P1"><text:s text:c="4"/>else{</text:p>
      <text:p text:style-name="P1"><text:s text:c="8"/>do{</text:p>
      <text:p text:style-name="P1"><text:s text:c="12"/>deal(myDeck,nDealt,cpu,cpuHandT,gameEnd);</text:p>
      <text:p text:style-name="P1"><text:s text:c="8"/>}while(cpu.getValue()&lt;=16);</text:p>
      <text:p text:style-name="P1"><text:s text:c="4"/>}</text:p>
      <text:p text:style-name="P1"><text:s text:c="4"/>cout&lt;&lt;endl;</text:p>
      <text:p text:style-name="P1"><text:s text:c="4"/>gameEnd=true;</text:p>
      <text:p text:style-name="P1">}</text:p>
      <text:p text:style-name="P1"/>
      <text:p text:style-name="P1">void result(Player &amp;p1, Player &amp;cpu,bool &amp;p1bj,bool &amp;cpubj,map&lt;string,</text:p>
      <text:p text:style-name="P1"><text:s text:c="8"/>int&gt; &amp;score,int bet){</text:p>
      <text:p text:style-name="P1"><text:s text:c="4"/>int tempFunds=0; <text:s text:c="10"/>//used to increase/decrease when winning/losing</text:p>
      <text:p text:style-name="P1"><text:s text:c="4"/>cout&lt;&lt;"Your hand value: "&lt;&lt;p1.getValue()&lt;&lt;" <text:s text:c="4"/>CPU's hand value: "&lt;&lt;cpu.getValue()&lt;&lt;endl;</text:p>
      <text:p text:style-name="P1"><text:s text:c="4"/>//if you bust, you lose</text:p>
      <text:p text:style-name="P1"><text:s text:c="4"/>if(p1.getValue()&gt;21){</text:p>
      <text:p text:style-name="P1"><text:s text:c="8"/>cout&lt;&lt;"You busted with "&lt;&lt;p1.getValue()&lt;&lt;"!"&lt;&lt;endl;</text:p>
      <text:p text:style-name="P1"><text:s text:c="8"/>p1.setLosses(1);</text:p>
      <text:p text:style-name="P1"><text:s text:c="8"/>cpu.setWins(1);</text:p>
      <text:p text:style-name="P1"><text:s text:c="8"/>score["P1 Losses: "]++;</text:p>
      <text:p text:style-name="P1"><text:s text:c="8"/>score["CPU Wins: "]++;</text:p>
      <text:p text:style-name="P1"><text:s text:c="8"/>tempFunds=p1.getFunds();</text:p>
      <text:p text:style-name="P1"><text:s text:c="8"/>tempFunds-=bet;</text:p>
      <text:p text:style-name="P1"><text:s text:c="8"/>p1.setFunds(tempFunds);</text:p>
      <text:p text:style-name="P1"><text:s text:c="8"/>write(p1);</text:p>
      <text:p text:style-name="P1"><text:s text:c="4"/>}</text:p>
      <text:p text:style-name="P1"><text:s text:c="4"/>//if the cpu busts, you win</text:p>
      <text:p text:style-name="P1"><text:s text:c="4"/>else if(cpu.getValue()&gt;21){</text:p>
      <text:p text:style-name="P1"><text:s text:c="8"/>cout&lt;&lt;"CPU busted with "&lt;&lt;cpu.getValue()&lt;&lt;"!"&lt;&lt;endl;</text:p>
      <text:p text:style-name="P1"><text:s text:c="8"/>p1.setWins(1);</text:p>
      <text:p text:style-name="P1"><text:s text:c="8"/>cpu.setLosses(1);</text:p>
      <text:p text:style-name="P1"><text:s text:c="8"/>score["P1 Wins: "]++;</text:p>
      <text:p text:style-name="P1"><text:s text:c="8"/>score["CPU Losses: "]++;</text:p>
      <text:p text:style-name="P1"><text:s text:c="8"/>tempFunds=p1.getFunds();</text:p>
      <text:p text:style-name="P1"><text:s text:c="8"/>if(p1bj){</text:p>
      <text:p text:style-name="P1"><text:s text:c="12"/>tempFunds+=bet*3/2;</text:p>
      <text:p text:style-name="P1"><text:s text:c="12"/>p1.setFunds(tempFunds);</text:p>
      <text:p text:style-name="P1"><text:s text:c="12"/>write(p1);</text:p>
      <text:p text:style-name="P1"><text:s text:c="8"/>}</text:p>
      <text:p text:style-name="P1"><text:s text:c="8"/>else{</text:p>
      <text:p text:style-name="P1"><text:s text:c="12"/>tempFunds+=bet;</text:p>
      <text:p text:style-name="P1"><text:soft-page-break/><text:s text:c="12"/>p1.setFunds(tempFunds);</text:p>
      <text:p text:style-name="P1"><text:s text:c="12"/>write(p1);</text:p>
      <text:p text:style-name="P1"><text:s text:c="8"/>}</text:p>
      <text:p text:style-name="P1"><text:s text:c="4"/>}</text:p>
      <text:p text:style-name="P1"><text:s text:c="4"/>//if both have blackjack, push</text:p>
      <text:p text:style-name="P1"><text:s text:c="4"/>else if(p1bj&amp;&amp;cpubj){</text:p>
      <text:p text:style-name="P1"><text:s text:c="8"/>cout&lt;&lt;"This game is a push!"&lt;&lt;endl;</text:p>
      <text:p text:style-name="P1"><text:s text:c="8"/>p1.setPushes(1);</text:p>
      <text:p text:style-name="P1"><text:s text:c="8"/>cpu.setPushes(1);</text:p>
      <text:p text:style-name="P1"><text:s text:c="8"/>score["Pushes: "]++;</text:p>
      <text:p text:style-name="P1"><text:s text:c="8"/>write(p1);</text:p>
      <text:p text:style-name="P1"><text:s text:c="4"/>}</text:p>
      <text:p text:style-name="P1"><text:s text:c="4"/>//if both have same value</text:p>
      <text:p text:style-name="P1"><text:s text:c="4"/>else if(p1.getValue()==cpu.getValue()){</text:p>
      <text:p text:style-name="P1"><text:s text:c="8"/>//if p1 has blackjack, p1 wins</text:p>
      <text:p text:style-name="P1"><text:s text:c="8"/>if(p1bj){</text:p>
      <text:p text:style-name="P1"><text:s text:c="12"/>cout&lt;&lt;p1.getName()&lt;&lt;" wins!"&lt;&lt;endl;</text:p>
      <text:p text:style-name="P1"><text:s text:c="12"/>p1.setWins(1);</text:p>
      <text:p text:style-name="P1"><text:s text:c="12"/>cpu.setLosses(1);</text:p>
      <text:p text:style-name="P1"><text:s text:c="12"/>score["P1 Wins: "]++;</text:p>
      <text:p text:style-name="P1"><text:s text:c="12"/>score["CPU Losses: "]++;</text:p>
      <text:p text:style-name="P1"><text:s text:c="12"/>tempFunds=p1.getFunds();</text:p>
      <text:p text:style-name="P1"><text:s text:c="12"/>tempFunds+=bet*3/2;</text:p>
      <text:p text:style-name="P1"><text:s text:c="12"/>p1.setFunds(tempFunds);</text:p>
      <text:p text:style-name="P1"><text:s text:c="12"/>write(p1);</text:p>
      <text:p text:style-name="P1"><text:s text:c="8"/>}</text:p>
      <text:p text:style-name="P1"><text:s text:c="8"/>//if cpu has blackjack, cpu wins</text:p>
      <text:p text:style-name="P1"><text:s text:c="8"/>else if(cpubj){</text:p>
      <text:p text:style-name="P1"><text:s text:c="12"/>cout&lt;&lt;"CPU wins with Blackjack!"&lt;&lt;endl;</text:p>
      <text:p text:style-name="P1"><text:s text:c="12"/>p1.setLosses(1);</text:p>
      <text:p text:style-name="P1"><text:s text:c="12"/>cpu.setWins(1);</text:p>
      <text:p text:style-name="P1"><text:s text:c="12"/>score["P1 Losses: "]++;</text:p>
      <text:p text:style-name="P1"><text:s text:c="12"/>score["CPU Wins: "]++;</text:p>
      <text:p text:style-name="P1"><text:s text:c="12"/>tempFunds=p1.getFunds();</text:p>
      <text:p text:style-name="P1"><text:s text:c="12"/>tempFunds-=bet;</text:p>
      <text:p text:style-name="P1"><text:s text:c="12"/>p1.setFunds(tempFunds);</text:p>
      <text:p text:style-name="P1"><text:s text:c="12"/>write(p1);</text:p>
      <text:p text:style-name="P1"><text:s text:c="8"/>}</text:p>
      <text:p text:style-name="P1"><text:s text:c="8"/>//if just same value, push</text:p>
      <text:p text:style-name="P1"><text:s text:c="8"/>else{</text:p>
      <text:p text:style-name="P1"><text:s text:c="12"/>cout&lt;&lt;"This game is a push!"&lt;&lt;endl;</text:p>
      <text:p text:style-name="P1"><text:s text:c="12"/>p1.setPushes(1);</text:p>
      <text:p text:style-name="P1"><text:s text:c="12"/>cpu.setPushes(1);</text:p>
      <text:p text:style-name="P1"><text:s text:c="12"/>score["Pushes: "]++;</text:p>
      <text:p text:style-name="P1"><text:s text:c="12"/>write(p1);</text:p>
      <text:p text:style-name="P1"><text:s text:c="8"/>}</text:p>
      <text:p text:style-name="P1"><text:s text:c="4"/>}</text:p>
      <text:p text:style-name="P1"><text:s text:c="4"/>//if p1 is closer to 21, p1 wins</text:p>
      <text:p text:style-name="P1"><text:s text:c="4"/>else if(p1.getValue()&gt;cpu.getValue()&amp;&amp;p1.getValue()&lt;=21){</text:p>
      <text:p text:style-name="P1"><text:soft-page-break/><text:s text:c="8"/>cout&lt;&lt;p1.getName()&lt;&lt;" wins!"&lt;&lt;endl;</text:p>
      <text:p text:style-name="P1"><text:s text:c="8"/>p1.setWins(1);</text:p>
      <text:p text:style-name="P1"><text:s text:c="8"/>cpu.setLosses(1);</text:p>
      <text:p text:style-name="P1"><text:s text:c="8"/>score["P1 Wins: "]++;</text:p>
      <text:p text:style-name="P1"><text:s text:c="8"/>score["CPU Losses: "]++;</text:p>
      <text:p text:style-name="P1"><text:s text:c="8"/>tempFunds=p1.getFunds();</text:p>
      <text:p text:style-name="P1"><text:s text:c="8"/>tempFunds+=bet;</text:p>
      <text:p text:style-name="P1"><text:s text:c="8"/>p1.setFunds(tempFunds);</text:p>
      <text:p text:style-name="P1"><text:s text:c="8"/>write(p1);</text:p>
      <text:p text:style-name="P1"><text:s text:c="4"/>}</text:p>
      <text:p text:style-name="P1"><text:s text:c="4"/>//if cpu is closer to 21, cpu wins</text:p>
      <text:p text:style-name="P1"><text:s text:c="4"/>else{</text:p>
      <text:p text:style-name="P1"><text:s text:c="8"/>cout&lt;&lt;"CPU wins with "&lt;&lt;cpu.getValue()&lt;&lt;"!"&lt;&lt;endl;</text:p>
      <text:p text:style-name="P1"><text:s text:c="8"/>p1.setLosses(1);</text:p>
      <text:p text:style-name="P1"><text:s text:c="8"/>cpu.setWins(1);</text:p>
      <text:p text:style-name="P1"><text:s text:c="8"/>score["P1 Losses: "]++;</text:p>
      <text:p text:style-name="P1"><text:s text:c="8"/>score["CPU Wins: "]++;</text:p>
      <text:p text:style-name="P1"><text:s text:c="8"/>tempFunds=p1.getFunds();</text:p>
      <text:p text:style-name="P1"><text:s text:c="8"/>tempFunds-=bet;</text:p>
      <text:p text:style-name="P1"><text:s text:c="8"/>p1.setFunds(tempFunds);</text:p>
      <text:p text:style-name="P1"><text:s text:c="8"/>write(p1);</text:p>
      <text:p text:style-name="P1"><text:s text:c="4"/>}</text:p>
      <text:p text:style-name="P1">}</text:p>
      <text:p text:style-name="P1"/>
      <text:p text:style-name="P1">void reset(DeckStack &amp;dckStck,Player &amp;p1,Player &amp;cpu,int n,int &amp;nDealt,</text:p>
      <text:p text:style-name="P1"><text:s text:c="11"/>bool &amp;p1bj,bool &amp;cpubj,HandTree &amp;p1HandT,HandTree &amp;cpuHandT, </text:p>
      <text:p text:style-name="P1"><text:s text:c="11"/>vector&lt;Card&gt; deck,bool &amp;gameEnd){</text:p>
      <text:p text:style-name="P1"><text:s text:c="4"/>Card card; <text:s text:c="6"/>//used to pop cards out of deck</text:p>
      <text:p text:style-name="P1"><text:s text:c="4"/>//empty player and CPU hands</text:p>
      <text:p text:style-name="P1"><text:s text:c="4"/>for(int i=0;i&lt;deck.size();i++){</text:p>
      <text:p text:style-name="P1"><text:s text:c="8"/>if(p1HandT.searchNode(deck[i]))p1HandT.remove(deck[i]);</text:p>
      <text:p text:style-name="P1"><text:s text:c="8"/>if(cpuHandT.searchNode(deck[i]))cpuHandT.remove(deck[i]);</text:p>
      <text:p text:style-name="P1"><text:s text:c="4"/>}</text:p>
      <text:p text:style-name="P1"><text:s text:c="4"/>for(int i=0;i&lt;deck.size();i++){</text:p>
      <text:p text:style-name="P1"><text:s text:c="8"/>if(p1HandT.searchNode(deck[i]))p1HandT.remove(deck[i]);</text:p>
      <text:p text:style-name="P1"><text:s text:c="8"/>if(cpuHandT.searchNode(deck[i]))cpuHandT.remove(deck[i]);</text:p>
      <text:p text:style-name="P1"><text:s text:c="4"/>}</text:p>
      <text:p text:style-name="P1"><text:s text:c="4"/>//clear current deck stack to put fresh shuffled deck in</text:p>
      <text:p text:style-name="P1"><text:s text:c="4"/>while(!dckStck.isEmpty()){</text:p>
      <text:p text:style-name="P1"><text:s text:c="8"/>dckStck.pop(card);</text:p>
      <text:p text:style-name="P1"><text:s text:c="4"/>}</text:p>
      <text:p text:style-name="P1"><text:s text:c="4"/>//clear player info</text:p>
      <text:p text:style-name="P1"><text:s text:c="4"/>p1HandT.resetNumHand();</text:p>
      <text:p text:style-name="P1"><text:s text:c="4"/>p1HandT.resetNumAces();</text:p>
      <text:p text:style-name="P1"><text:s text:c="4"/>p1HandT.clearHand();</text:p>
      <text:p text:style-name="P1"><text:s text:c="4"/>cpuHandT.resetNumHand();</text:p>
      <text:p text:style-name="P1"><text:s text:c="4"/>cpuHandT.resetNumAces();</text:p>
      <text:p text:style-name="P1"><text:s text:c="4"/>cpuHandT.clearHand();</text:p>
      <text:p text:style-name="P1"><text:s text:c="4"/>p1.resetValue();</text:p>
      <text:p text:style-name="P1"><text:soft-page-break/><text:s text:c="4"/>cpu.resetValue();</text:p>
      <text:p text:style-name="P1"><text:s text:c="4"/>p1bj=false;</text:p>
      <text:p text:style-name="P1"><text:s text:c="4"/>cpubj=false;</text:p>
      <text:p text:style-name="P1"><text:s text:c="4"/>gameEnd=false;</text:p>
      <text:p text:style-name="P1"><text:s text:c="4"/>nDealt=0;</text:p>
      <text:p text:style-name="P1">}</text:p>
      <text:p text:style-name="P1"/>
      <text:p text:style-name="P1">void write(Player p1){</text:p>
      <text:p text:style-name="P1"><text:s text:c="4"/>string fName; <text:s text:c="16"/>//holds file name</text:p>
      <text:p text:style-name="P1"><text:s text:c="4"/>ofstream outFile; <text:s text:c="11"/>//to output player info to file</text:p>
      <text:p text:style-name="P1"><text:s text:c="4"/></text:p>
      <text:p text:style-name="P1"><text:s text:c="4"/>//open file based on player name</text:p>
      <text:p text:style-name="P1"><text:s text:c="4"/>fName=p1.getName()+".txt";</text:p>
      <text:p text:style-name="P1"><text:s text:c="4"/>outFile.open(fName.c_str());</text:p>
      <text:p text:style-name="P1"><text:s text:c="4"/>//write gameplay changes to file</text:p>
      <text:p text:style-name="P1"><text:s text:c="4"/>outFile&lt;&lt;p1.getName()&lt;&lt;"\r\n";</text:p>
      <text:p text:style-name="P1"><text:s text:c="4"/>outFile&lt;&lt;p1.getHash()&lt;&lt;"\r\n";</text:p>
      <text:p text:style-name="P1"><text:s text:c="4"/>outFile&lt;&lt;p1.getFunds()&lt;&lt;"\r\n";</text:p>
      <text:p text:style-name="P1"><text:s text:c="4"/>outFile&lt;&lt;p1.getWins()&lt;&lt;"\r\n";</text:p>
      <text:p text:style-name="P1"><text:s text:c="4"/>outFile&lt;&lt;p1.getLosses()&lt;&lt;"\r\n";</text:p>
      <text:p text:style-name="P1"><text:s text:c="4"/>outFile&lt;&lt;p1.getPushes()&lt;&lt;"\r\n";</text:p>
      <text:p text:style-name="P1"><text:s text:c="4"/>outFile.close();</text:p>
      <text:p text:style-name="P1">}</text:p>
      <text:p text:style-name="P1"/>
      <text:p text:style-name="P1">void display(Player &amp;plyr,HandTree &amp;handT,bool gameEnd){</text:p>
      <text:p text:style-name="P1"><text:s text:c="4"/>//output hand</text:p>
      <text:p text:style-name="P1"><text:s text:c="4"/>cout&lt;&lt;plyr.getName()&lt;&lt;"'s hand:"&lt;&lt;endl;</text:p>
      <text:p text:style-name="P1"><text:s text:c="4"/>if(handT.getNumHand()==2){</text:p>
      <text:p text:style-name="P1"><text:s text:c="8"/>cout&lt;&lt;" <text:s/>____ ________"&lt;&lt;endl;</text:p>
      <text:p text:style-name="P1"><text:s text:c="8"/>cout&lt;&lt;" |"&lt;&lt;handT.getCard(0).getName()&lt;&lt;handT.getCard(0).getSuit()</text:p>
      <text:p text:style-name="P1"><text:s text:c="16"/>&lt;&lt;" <text:s/>|"&lt;&lt;handT.getCard(1).getName()&lt;&lt;handT.getCard(1).getSuit()</text:p>
      <text:p text:style-name="P1"><text:s text:c="16"/>&lt;&lt;" <text:s text:c="5"/>|"&lt;&lt;endl;</text:p>
      <text:p text:style-name="P1"><text:s text:c="8"/>cout&lt;&lt;" | <text:s text:c="3"/>| <text:s text:c="7"/>|"&lt;&lt;endl;</text:p>
      <text:p text:style-name="P1"><text:s text:c="8"/>cout&lt;&lt;" | <text:s text:c="3"/>| <text:s text:c="7"/>|"&lt;&lt;endl;</text:p>
      <text:p text:style-name="P1"><text:s text:c="8"/>cout&lt;&lt;" | <text:s text:c="3"/>| <text:s text:c="7"/>|"&lt;&lt;endl;</text:p>
      <text:p text:style-name="P1"><text:s text:c="8"/>cout&lt;&lt;" |____|______"&lt;&lt;handT.getCard(1).getName()</text:p>
      <text:p text:style-name="P1"><text:s text:c="16"/>&lt;&lt;handT.getCard(1).getSuit()&lt;&lt;"|"&lt;&lt;endl&lt;&lt;endl&lt;&lt;endl;</text:p>
      <text:p text:style-name="P1"><text:s text:c="4"/>}</text:p>
      <text:p text:style-name="P1"><text:s text:c="4"/>else if(handT.getNumHand()==3){</text:p>
      <text:p text:style-name="P1"><text:s text:c="8"/>cout&lt;&lt;" <text:s/>____ ____ ________"&lt;&lt;endl;</text:p>
      <text:p text:style-name="P1"><text:s text:c="8"/>cout&lt;&lt;" |"&lt;&lt;handT.getCard(0).getName()&lt;&lt;handT.getCard(0).getSuit()</text:p>
      <text:p text:style-name="P1"><text:s text:c="16"/>&lt;&lt;" <text:s/>|"&lt;&lt;handT.getCard(1).getName()&lt;&lt;handT.getCard(1).getSuit()</text:p>
      <text:p text:style-name="P1"><text:s text:c="16"/>&lt;&lt;" <text:s/>|"&lt;&lt;handT.getCard(2).getName()&lt;&lt;handT.getCard(2).getSuit()</text:p>
      <text:p text:style-name="P1"><text:s text:c="16"/>&lt;&lt;" <text:s text:c="5"/>|"&lt;&lt;endl;</text:p>
      <text:p text:style-name="P1"><text:s text:c="8"/>cout&lt;&lt;" | <text:s text:c="3"/>| <text:s text:c="3"/>| <text:s text:c="7"/>|"&lt;&lt;endl;</text:p>
      <text:p text:style-name="P1"><text:s text:c="8"/>cout&lt;&lt;" | <text:s text:c="3"/>| <text:s text:c="3"/>| <text:s text:c="7"/>|"&lt;&lt;endl;</text:p>
      <text:p text:style-name="P1"><text:s text:c="8"/>cout&lt;&lt;" | <text:s text:c="3"/>| <text:s text:c="3"/>| <text:s text:c="7"/>|"&lt;&lt;endl;</text:p>
      <text:p text:style-name="P1"><text:s text:c="8"/>cout&lt;&lt;" |____|____|______"&lt;&lt;handT.getCard(2).getName()</text:p>
      <text:p text:style-name="P1"><text:s text:c="16"/>&lt;&lt;handT.getCard(2).getSuit()&lt;&lt;"|"&lt;&lt;endl&lt;&lt;endl&lt;&lt;endl;</text:p>
      <text:p text:style-name="P1"><text:soft-page-break/><text:s text:c="4"/>}</text:p>
      <text:p text:style-name="P1"><text:s text:c="4"/>else if(handT.getNumHand()==4){</text:p>
      <text:p text:style-name="P1"><text:s text:c="8"/>cout&lt;&lt;" <text:s/>____ ____ ____ ________"&lt;&lt;endl;</text:p>
      <text:p text:style-name="P1"><text:s text:c="8"/>cout&lt;&lt;" |"&lt;&lt;handT.getCard(0).getName()&lt;&lt;handT.getCard(0).getSuit()</text:p>
      <text:p text:style-name="P1"><text:s text:c="16"/>&lt;&lt;" <text:s/>|"&lt;&lt;handT.getCard(1).getName()&lt;&lt;handT.getCard(1).getSuit()</text:p>
      <text:p text:style-name="P1"><text:s text:c="16"/>&lt;&lt;" <text:s/>|"&lt;&lt;handT.getCard(2).getName()&lt;&lt;handT.getCard(2).getSuit()</text:p>
      <text:p text:style-name="P1"><text:s text:c="16"/>&lt;&lt;" <text:s/>|"&lt;&lt;handT.getCard(3).getName()&lt;&lt;handT.getCard(3).getSuit()</text:p>
      <text:p text:style-name="P1"><text:s text:c="16"/>&lt;&lt;" <text:s text:c="5"/>|"&lt;&lt;endl;</text:p>
      <text:p text:style-name="P1"><text:s text:c="8"/>cout&lt;&lt;" | <text:s text:c="3"/>| <text:s text:c="3"/>| <text:s text:c="3"/>| <text:s text:c="7"/>|"&lt;&lt;endl;</text:p>
      <text:p text:style-name="P1"><text:s text:c="8"/>cout&lt;&lt;" | <text:s text:c="3"/>| <text:s text:c="3"/>| <text:s text:c="3"/>| <text:s text:c="7"/>|"&lt;&lt;endl;</text:p>
      <text:p text:style-name="P1"><text:s text:c="8"/>cout&lt;&lt;" | <text:s text:c="3"/>| <text:s text:c="3"/>| <text:s text:c="3"/>| <text:s text:c="7"/>|"&lt;&lt;endl;</text:p>
      <text:p text:style-name="P1"><text:s text:c="8"/>cout&lt;&lt;" |____|____|____|______"&lt;&lt;handT.getCard(3).getName()</text:p>
      <text:p text:style-name="P1"><text:s text:c="16"/>&lt;&lt;handT.getCard(3).getSuit()&lt;&lt;"|"&lt;&lt;endl&lt;&lt;endl&lt;&lt;endl;</text:p>
      <text:p text:style-name="P1"><text:s text:c="4"/>}</text:p>
      <text:p text:style-name="P1"><text:s text:c="4"/>else if(handT.getNumHand()==5){</text:p>
      <text:p text:style-name="P1"><text:s text:c="8"/>cout&lt;&lt;" <text:s/>____ ____ ____ ____ ________"&lt;&lt;endl;</text:p>
      <text:p text:style-name="P1"><text:s text:c="8"/>cout&lt;&lt;" |"&lt;&lt;handT.getCard(0).getName()&lt;&lt;handT.getCard(0).getSuit()</text:p>
      <text:p text:style-name="P1"><text:s text:c="16"/>&lt;&lt;" <text:s/>|"&lt;&lt;handT.getCard(1).getName()&lt;&lt;handT.getCard(1).getSuit()</text:p>
      <text:p text:style-name="P1"><text:s text:c="16"/>&lt;&lt;" <text:s/>|"&lt;&lt;handT.getCard(2).getName()&lt;&lt;handT.getCard(2).getSuit()</text:p>
      <text:p text:style-name="P1"><text:s text:c="16"/>&lt;&lt;" <text:s/>|"&lt;&lt;handT.getCard(3).getName()&lt;&lt;handT.getCard(3).getSuit()</text:p>
      <text:p text:style-name="P1"><text:s text:c="16"/>&lt;&lt;" <text:s/>|"&lt;&lt;handT.getCard(4).getName()&lt;&lt;handT.getCard(4).getSuit()</text:p>
      <text:p text:style-name="P1"><text:s text:c="16"/>&lt;&lt;" <text:s text:c="5"/>|"&lt;&lt;endl;</text:p>
      <text:p text:style-name="P1"><text:s text:c="8"/>cout&lt;&lt;" | <text:s text:c="3"/>| <text:s text:c="3"/>| <text:s text:c="3"/>| <text:s text:c="3"/>| <text:s text:c="7"/>|"&lt;&lt;endl;</text:p>
      <text:p text:style-name="P1"><text:s text:c="8"/>cout&lt;&lt;" | <text:s text:c="3"/>| <text:s text:c="3"/>| <text:s text:c="3"/>| <text:s text:c="3"/>| <text:s text:c="7"/>|"&lt;&lt;endl;</text:p>
      <text:p text:style-name="P1"><text:s text:c="8"/>cout&lt;&lt;" | <text:s text:c="3"/>| <text:s text:c="3"/>| <text:s text:c="3"/>| <text:s text:c="3"/>| <text:s text:c="7"/>|"&lt;&lt;endl;</text:p>
      <text:p text:style-name="P1"><text:s text:c="8"/>cout&lt;&lt;" |____|____|____|____|______"&lt;&lt;handT.getCard(4).getName()</text:p>
      <text:p text:style-name="P1"><text:s text:c="16"/>&lt;&lt;handT.getCard(4).getSuit()&lt;&lt;"|"&lt;&lt;endl&lt;&lt;endl&lt;&lt;endl;</text:p>
      <text:p text:style-name="P1"><text:s text:c="4"/>}</text:p>
      <text:p text:style-name="P1"><text:s text:c="4"/>else if(handT.getNumHand()==6){</text:p>
      <text:p text:style-name="P1"><text:s text:c="8"/>cout&lt;&lt;" <text:s/>____ ____ ____ ____ ____ ________"&lt;&lt;endl;</text:p>
      <text:p text:style-name="P1"><text:s text:c="8"/>cout&lt;&lt;" |"&lt;&lt;handT.getCard(0).getName()&lt;&lt;handT.getCard(0).getSuit()</text:p>
      <text:p text:style-name="P1"><text:s text:c="16"/>&lt;&lt;" <text:s/>|"&lt;&lt;handT.getCard(1).getName()&lt;&lt;handT.getCard(1).getSuit()</text:p>
      <text:p text:style-name="P1"><text:s text:c="16"/>&lt;&lt;" <text:s/>|"&lt;&lt;handT.getCard(2).getName()&lt;&lt;handT.getCard(2).getSuit()</text:p>
      <text:p text:style-name="P1"><text:s text:c="16"/>&lt;&lt;" <text:s/>|"&lt;&lt;handT.getCard(3).getName()&lt;&lt;handT.getCard(3).getSuit()</text:p>
      <text:p text:style-name="P1"><text:s text:c="16"/>&lt;&lt;" <text:s/>|"&lt;&lt;handT.getCard(4).getName()&lt;&lt;handT.getCard(4).getSuit()</text:p>
      <text:p text:style-name="P1"><text:s text:c="16"/>&lt;&lt;" <text:s/>|"&lt;&lt;handT.getCard(5).getName()&lt;&lt;handT.getCard(5).getSuit()</text:p>
      <text:p text:style-name="P1"><text:s text:c="16"/>&lt;&lt;" <text:s text:c="5"/>|"&lt;&lt;endl;</text:p>
      <text:p text:style-name="P1"><text:s text:c="8"/>cout&lt;&lt;" | <text:s text:c="3"/>| <text:s text:c="3"/>| <text:s text:c="3"/>| <text:s text:c="3"/>| <text:s text:c="3"/>| <text:s text:c="7"/>|"&lt;&lt;endl;</text:p>
      <text:p text:style-name="P1"><text:s text:c="8"/>cout&lt;&lt;" | <text:s text:c="3"/>| <text:s text:c="3"/>| <text:s text:c="3"/>| <text:s text:c="3"/>| <text:s text:c="3"/>| <text:s text:c="7"/>|"&lt;&lt;endl;</text:p>
      <text:p text:style-name="P1"><text:s text:c="8"/>cout&lt;&lt;" | <text:s text:c="3"/>| <text:s text:c="3"/>| <text:s text:c="3"/>| <text:s text:c="3"/>| <text:s text:c="3"/>| <text:s text:c="7"/>|"&lt;&lt;endl;</text:p>
      <text:p text:style-name="P1"><text:s text:c="8"/>cout&lt;&lt;" |____|____|____|____|____|______"&lt;&lt;handT.getCard(5).getName()</text:p>
      <text:p text:style-name="P1"><text:s text:c="16"/>&lt;&lt;handT.getCard(5).getSuit()&lt;&lt;"|"&lt;&lt;endl&lt;&lt;endl&lt;&lt;endl;</text:p>
      <text:p text:style-name="P1"><text:s text:c="4"/>}</text:p>
      <text:p text:style-name="P1"><text:s text:c="4"/>else if(handT.getNumHand()==7){</text:p>
      <text:p text:style-name="P1"><text:s text:c="8"/>cout&lt;&lt;" <text:s/>____ ____ ____ ____ ____ ____ ________"&lt;&lt;endl;</text:p>
      <text:p text:style-name="P1"><text:s text:c="8"/>cout&lt;&lt;" |"&lt;&lt;handT.getCard(0).getName()&lt;&lt;handT.getCard(0).getSuit()</text:p>
      <text:p text:style-name="P1"><text:s text:c="16"/>&lt;&lt;" <text:s/>|"&lt;&lt;handT.getCard(1).getName()&lt;&lt;handT.getCard(1).getSuit()</text:p>
      <text:p text:style-name="P1"><text:s text:c="16"/>&lt;&lt;" <text:s/>|"&lt;&lt;handT.getCard(2).getName()&lt;&lt;handT.getCard(2).getSuit()</text:p>
      <text:p text:style-name="P1"><text:s text:c="16"/>&lt;&lt;" <text:s/>|"&lt;&lt;handT.getCard(3).getName()&lt;&lt;handT.getCard(3).getSuit()</text:p>
      <text:p text:style-name="P1"><text:soft-page-break/><text:s text:c="16"/>&lt;&lt;" <text:s/>|"&lt;&lt;handT.getCard(4).getName()&lt;&lt;handT.getCard(4).getSuit()</text:p>
      <text:p text:style-name="P1"><text:s text:c="16"/>&lt;&lt;" <text:s/>|"&lt;&lt;handT.getCard(5).getName()&lt;&lt;handT.getCard(5).getSuit()</text:p>
      <text:p text:style-name="P1"><text:s text:c="16"/>&lt;&lt;" <text:s/>|"&lt;&lt;handT.getCard(6).getName()&lt;&lt;handT.getCard(6).getSuit()</text:p>
      <text:p text:style-name="P1"><text:s text:c="16"/>&lt;&lt;" <text:s text:c="5"/>|"&lt;&lt;endl;</text:p>
      <text:p text:style-name="P1"><text:s text:c="8"/>cout&lt;&lt;" | <text:s text:c="3"/>| <text:s text:c="3"/>| <text:s text:c="3"/>| <text:s text:c="3"/>| <text:s text:c="3"/>| <text:s text:c="3"/>| <text:s text:c="7"/>|"&lt;&lt;endl;</text:p>
      <text:p text:style-name="P1"><text:s text:c="8"/>cout&lt;&lt;" | <text:s text:c="3"/>| <text:s text:c="3"/>| <text:s text:c="3"/>| <text:s text:c="3"/>| <text:s text:c="3"/>| <text:s text:c="3"/>| <text:s text:c="7"/>|"&lt;&lt;endl;</text:p>
      <text:p text:style-name="P1"><text:s text:c="8"/>cout&lt;&lt;" | <text:s text:c="3"/>| <text:s text:c="3"/>| <text:s text:c="3"/>| <text:s text:c="3"/>| <text:s text:c="3"/>| <text:s text:c="3"/>| <text:s text:c="7"/>|"&lt;&lt;endl;</text:p>
      <text:p text:style-name="P1"><text:s text:c="8"/>cout&lt;&lt;" |____|____|____|____|____|____|______"&lt;&lt;handT.getCard(6).getName()</text:p>
      <text:p text:style-name="P1"><text:s text:c="16"/>&lt;&lt;handT.getCard(6).getSuit()&lt;&lt;"|"&lt;&lt;endl&lt;&lt;endl&lt;&lt;endl;</text:p>
      <text:p text:style-name="P1"><text:s text:c="4"/>} <text:s text:c="3"/></text:p>
      <text:p text:style-name="P1">}</text:p>
      <text:p text:style-name="P1"/>
      <text:p text:style-name="P1"/>
      <text:p text:style-name="P1">Card.h</text:p>
      <text:p text:style-name="P1"/>
      <text:p text:style-name="P1">#ifndef CARD_H</text:p>
      <text:p text:style-name="P1">#define<text:tab/>CARD_H</text:p>
      <text:p text:style-name="P1"/>
      <text:p text:style-name="P1">class Card{</text:p>
      <text:p text:style-name="P1">private:</text:p>
      <text:p text:style-name="P1"><text:s text:c="4"/>char number; <text:s text:c="4"/>//card's creation number (used to determine following)</text:p>
      <text:p text:style-name="P1"><text:s text:c="4"/>char name; <text:s text:c="6"/>//holds card's "name(1,5,10,J,A,etc)</text:p>
      <text:p text:style-name="P1"><text:s text:c="4"/>char suit; <text:s text:c="6"/>//holds card's suit</text:p>
      <text:p text:style-name="P1"><text:s text:c="4"/>int value; <text:s text:c="5"/>//holds card's value</text:p>
      <text:p text:style-name="P1">public:</text:p>
      <text:p text:style-name="P1"><text:s text:c="4"/>//Constructors</text:p>
      <text:p text:style-name="P1"><text:s text:c="4"/>Card();</text:p>
      <text:p text:style-name="P1"><text:s text:c="4"/>Card(int);</text:p>
      <text:p text:style-name="P1"><text:s text:c="4"/>//Mutators</text:p>
      <text:p text:style-name="P1"><text:s text:c="4"/>char nameCard();</text:p>
      <text:p text:style-name="P1"><text:s text:c="4"/>char suitCard();</text:p>
      <text:p text:style-name="P1"><text:s text:c="4"/>int valueCard();</text:p>
      <text:p text:style-name="P1"><text:s text:c="4"/>//Accessor</text:p>
      <text:p text:style-name="P1"><text:s text:c="4"/>char getNumber(){return number;}</text:p>
      <text:p text:style-name="P1"><text:s text:c="4"/>char getName(){return name;}</text:p>
      <text:p text:style-name="P1"><text:s text:c="4"/>char getSuit(){return suit;}</text:p>
      <text:p text:style-name="P1"><text:s text:c="4"/>char getValue(){return value;}</text:p>
      <text:p text:style-name="P1">};</text:p>
      <text:p text:style-name="P1"/>
      <text:p text:style-name="P1">#endif<text:tab/>/* CARD_H */</text:p>
      <text:p text:style-name="P1"/>
      <text:p text:style-name="P1"/>
      <text:p text:style-name="P1">Card.cpp</text:p>
      <text:p text:style-name="P1"/>
      <text:p text:style-name="P1">//Our Libraries</text:p>
      <text:p text:style-name="P1">#include "Card.h"</text:p>
      <text:p text:style-name="P1"/>
      <text:p text:style-name="P1">//Default Constructor</text:p>
      <text:p text:style-name="P1">Card::Card(){</text:p>
      <text:p text:style-name="P1"><text:soft-page-break/><text:s text:c="4"/>number=' ';</text:p>
      <text:p text:style-name="P1"><text:s text:c="4"/>name=' ';</text:p>
      <text:p text:style-name="P1"><text:s text:c="4"/>suit=' ';</text:p>
      <text:p text:style-name="P1"><text:s text:c="4"/>value=0;</text:p>
      <text:p text:style-name="P1">}</text:p>
      <text:p text:style-name="P1"/>
      <text:p text:style-name="P1">//Constructor</text:p>
      <text:p text:style-name="P1">Card::Card(int num){</text:p>
      <text:p text:style-name="P1"><text:s text:c="4"/>if(num&lt;0)num=0;</text:p>
      <text:p text:style-name="P1"><text:s text:c="4"/>if(num&gt;51)num%=52;</text:p>
      <text:p text:style-name="P1"><text:s text:c="4"/>this-&gt;number=num;</text:p>
      <text:p text:style-name="P1"><text:s text:c="4"/>name=nameCard();</text:p>
      <text:p text:style-name="P1"><text:s text:c="4"/>suit=suitCard();</text:p>
      <text:p text:style-name="P1"><text:s text:c="4"/>value=valueCard();</text:p>
      <text:p text:style-name="P1">}</text:p>
      <text:p text:style-name="P1"/>
      <text:p text:style-name="P1">//Determine card's "name" </text:p>
      <text:p text:style-name="P1">char Card::nameCard(){</text:p>
      <text:p text:style-name="P1"><text:s text:c="4"/>//Declare card name array</text:p>
      <text:p text:style-name="P1"><text:s text:c="4"/>char aName[]={'A','2','3','4','5','6','7','8','9','T','J','Q','K'};</text:p>
      <text:p text:style-name="P1"><text:s text:c="4"/>return aName[number%13];</text:p>
      <text:p text:style-name="P1">}</text:p>
      <text:p text:style-name="P1"/>
      <text:p text:style-name="P1">//Determine suit of card</text:p>
      <text:p text:style-name="P1">char Card::suitCard(){</text:p>
      <text:p text:style-name="P1"><text:s text:c="4"/>if(number&lt;13)return 'S';</text:p>
      <text:p text:style-name="P1"><text:s text:c="4"/>if(number&lt;26)return 'H';</text:p>
      <text:p text:style-name="P1"><text:s text:c="4"/>if(number&lt;39)return 'C';</text:p>
      <text:p text:style-name="P1"><text:s text:c="4"/>else return 'D';</text:p>
      <text:p text:style-name="P1">}</text:p>
      <text:p text:style-name="P1"/>
      <text:p text:style-name="P1">//Determine card value</text:p>
      <text:p text:style-name="P1">int Card::valueCard(){</text:p>
      <text:p text:style-name="P1"><text:s text:c="4"/>int n=(number)%13+1;</text:p>
      <text:p text:style-name="P1"><text:s text:c="4"/></text:p>
      <text:p text:style-name="P1"><text:s text:c="4"/>if(n&gt;10)return 10;</text:p>
      <text:p text:style-name="P1"><text:s text:c="4"/>return n;</text:p>
      <text:p text:style-name="P1">}</text:p>
      <text:p text:style-name="P1"/>
      <text:p text:style-name="P1"/>
      <text:p text:style-name="P1">DeckStack.h</text:p>
      <text:p text:style-name="P1"/>
      <text:p text:style-name="P1">//Libraries</text:p>
      <text:p text:style-name="P1">#include &lt;iostream&gt;</text:p>
      <text:p text:style-name="P1">#include "Card.h"</text:p>
      <text:p text:style-name="P1">using namespace std;</text:p>
      <text:p text:style-name="P1"/>
      <text:p text:style-name="P1">#ifndef DECKSTACK_H</text:p>
      <text:p text:style-name="P1">#define<text:tab/>DECKSTACK_H</text:p>
      <text:p text:style-name="P1"><text:soft-page-break/></text:p>
      <text:p text:style-name="P1">class DeckStack{</text:p>
      <text:p text:style-name="P1">private:</text:p>
      <text:p text:style-name="P1"><text:s text:c="4"/>//Structure for the deck nodes</text:p>
      <text:p text:style-name="P1"><text:s text:c="4"/>struct DeckNode{</text:p>
      <text:p text:style-name="P1"><text:s text:c="8"/>Card data; <text:s text:c="5"/>//value in node</text:p>
      <text:p text:style-name="P1"><text:s text:c="8"/>DeckNode *next; <text:s/>//Pointer to next node</text:p>
      <text:p text:style-name="P1"><text:s text:c="8"/></text:p>
      <text:p text:style-name="P1"><text:s text:c="4"/>};</text:p>
      <text:p text:style-name="P1"><text:s text:c="4"/>DeckNode *top; <text:s text:c="6"/>//Points to top of deck stack</text:p>
      <text:p text:style-name="P1"><text:s text:c="4"/>DeckNode *worker; <text:s text:c="3"/>//used to traverse</text:p>
      <text:p text:style-name="P1">public:</text:p>
      <text:p text:style-name="P1"><text:s text:c="4"/>//Constructor</text:p>
      <text:p text:style-name="P1"><text:s text:c="4"/>DeckStack()</text:p>
      <text:p text:style-name="P1"><text:s text:c="4"/>{top=NULL;}</text:p>
      <text:p text:style-name="P1"><text:s text:c="4"/>//Destructor</text:p>
      <text:p text:style-name="P1"><text:s text:c="4"/>~DeckStack();</text:p>
      <text:p text:style-name="P1"><text:s text:c="4"/>//Mutators</text:p>
      <text:p text:style-name="P1"><text:s text:c="4"/>void push(Card);</text:p>
      <text:p text:style-name="P1"><text:s text:c="4"/>void pop(Card &amp;);</text:p>
      <text:p text:style-name="P1"><text:s text:c="4"/>//Accessors</text:p>
      <text:p text:style-name="P1"><text:s text:c="4"/>bool isEmpty()const;</text:p>
      <text:p text:style-name="P1">};</text:p>
      <text:p text:style-name="P1">#endif<text:tab/>/* DECKSTACK_H */</text:p>
      <text:p text:style-name="P1"/>
      <text:p text:style-name="P1"/>
      <text:p text:style-name="P1">DeckStack.cpp</text:p>
      <text:p text:style-name="P1"/>
      <text:p text:style-name="P1">#include &lt;iostream&gt;</text:p>
      <text:p text:style-name="P1">#include "DeckStack.h"</text:p>
      <text:p text:style-name="P1">using namespace std;</text:p>
      <text:p text:style-name="P1"/>
      <text:p text:style-name="P1">//Destructor</text:p>
      <text:p text:style-name="P1">DeckStack::~DeckStack(){</text:p>
      <text:p text:style-name="P1"><text:s text:c="4"/>DeckNode *nextNode;</text:p>
      <text:p text:style-name="P1"><text:s text:c="4"/>worker=top;</text:p>
      <text:p text:style-name="P1"><text:s text:c="4"/>//traverse the list and delete each node</text:p>
      <text:p text:style-name="P1"><text:s text:c="4"/>while(worker!=NULL){</text:p>
      <text:p text:style-name="P1"><text:s text:c="8"/>nextNode=worker-&gt;next;</text:p>
      <text:p text:style-name="P1"><text:s text:c="8"/>delete worker;</text:p>
      <text:p text:style-name="P1"><text:s text:c="8"/>worker=nextNode;</text:p>
      <text:p text:style-name="P1"><text:s text:c="4"/>}</text:p>
      <text:p text:style-name="P1">}</text:p>
      <text:p text:style-name="P1"/>
      <text:p text:style-name="P1">//Mutators</text:p>
      <text:p text:style-name="P1">//Add card to top of deck</text:p>
      <text:p text:style-name="P1">void DeckStack::push(Card crd){</text:p>
      <text:p text:style-name="P1"><text:s text:c="4"/>//create new node to hold a new card</text:p>
      <text:p text:style-name="P1"><text:s text:c="4"/>DeckNode *newNode=new DeckNode;</text:p>
      <text:p text:style-name="P1"><text:soft-page-break/><text:s text:c="4"/>newNode-&gt;data=crd;</text:p>
      <text:p text:style-name="P1"><text:s text:c="4"/>//if no nodes make newNode the first</text:p>
      <text:p text:style-name="P1"><text:s text:c="4"/>if(isEmpty()){</text:p>
      <text:p text:style-name="P1"><text:s text:c="8"/>top=newNode;</text:p>
      <text:p text:style-name="P1"><text:s text:c="8"/>newNode-&gt;next=NULL;</text:p>
      <text:p text:style-name="P1"><text:s text:c="4"/>}</text:p>
      <text:p text:style-name="P1"><text:s text:c="4"/>//if not, insert before top</text:p>
      <text:p text:style-name="P1"><text:s text:c="4"/>else{</text:p>
      <text:p text:style-name="P1"><text:s text:c="8"/>newNode-&gt;next=top;</text:p>
      <text:p text:style-name="P1"><text:s text:c="8"/>top=newNode;</text:p>
      <text:p text:style-name="P1"><text:s text:c="4"/>}</text:p>
      <text:p text:style-name="P1">}</text:p>
      <text:p text:style-name="P1"/>
      <text:p text:style-name="P1">//Remove card from top of deck and pass by reference out</text:p>
      <text:p text:style-name="P1">void DeckStack::pop(Card &amp;crd){</text:p>
      <text:p text:style-name="P1"><text:s text:c="4"/>DeckNode *temp;</text:p>
      <text:p text:style-name="P1"><text:s text:c="4"/>//Make sure not empty</text:p>
      <text:p text:style-name="P1"><text:s text:c="4"/>if(isEmpty())</text:p>
      <text:p text:style-name="P1"><text:s text:c="8"/>cout&lt;&lt;"The deck is empty!"&lt;&lt;endl;</text:p>
      <text:p text:style-name="P1"><text:s text:c="4"/>//if not, pop value off top and return card to deal</text:p>
      <text:p text:style-name="P1"><text:s text:c="4"/>else{</text:p>
      <text:p text:style-name="P1"><text:s text:c="8"/>crd=top-&gt;data;</text:p>
      <text:p text:style-name="P1"><text:s text:c="8"/>temp=top-&gt;next;</text:p>
      <text:p text:style-name="P1"><text:s text:c="8"/>delete top;</text:p>
      <text:p text:style-name="P1"><text:s text:c="8"/>top=temp;</text:p>
      <text:p text:style-name="P1"><text:s text:c="4"/>}</text:p>
      <text:p text:style-name="P1">}</text:p>
      <text:p text:style-name="P1"/>
      <text:p text:style-name="P1">//Check to see if deck is empty</text:p>
      <text:p text:style-name="P1">bool DeckStack::isEmpty() const{</text:p>
      <text:p text:style-name="P1"><text:s text:c="4"/>bool empty;</text:p>
      <text:p text:style-name="P1"><text:s text:c="4"/>if(!top)</text:p>
      <text:p text:style-name="P1"><text:s text:c="8"/>empty=true;</text:p>
      <text:p text:style-name="P1"><text:s text:c="4"/>else</text:p>
      <text:p text:style-name="P1"><text:s text:c="8"/>empty=false;</text:p>
      <text:p text:style-name="P1"><text:s text:c="4"/>return empty;</text:p>
      <text:p text:style-name="P1">}</text:p>
      <text:p text:style-name="P1"/>
      <text:p text:style-name="P1"/>
      <text:p text:style-name="P1">HandTree.h</text:p>
      <text:p text:style-name="P1"/>
      <text:p text:style-name="P1">/* </text:p>
      <text:p text:style-name="P1"><text:s/>* File: <text:s text:c="2"/>HandTree.h</text:p>
      <text:p text:style-name="P1"><text:s/>* Author: Joe</text:p>
      <text:p text:style-name="P1"><text:s/>*</text:p>
      <text:p text:style-name="P1"><text:s/>* Created on December 6, 2014, 11:18 AM</text:p>
      <text:p text:style-name="P1"><text:s/>*/</text:p>
      <text:p text:style-name="P1"/>
      <text:p text:style-name="P1">//Libraries</text:p>
      <text:p text:style-name="P1"><text:soft-page-break/>#include &lt;iostream&gt;</text:p>
      <text:p text:style-name="P1">#include "Card.h"</text:p>
      <text:p text:style-name="P1">#include "Player.h"</text:p>
      <text:p text:style-name="P1">using namespace std;</text:p>
      <text:p text:style-name="P1"/>
      <text:p text:style-name="P1">#ifndef HANDTREE_H</text:p>
      <text:p text:style-name="P1">#define<text:tab/>HANDTREE_H</text:p>
      <text:p text:style-name="P1"/>
      <text:p text:style-name="P1">class HandTree{</text:p>
      <text:p text:style-name="P1">private:</text:p>
      <text:p text:style-name="P1"><text:s text:c="4"/>struct TreeNode{</text:p>
      <text:p text:style-name="P1"><text:s text:c="8"/>Card data; <text:s text:c="11"/>//Holds card data</text:p>
      <text:p text:style-name="P1"><text:s text:c="8"/>TreeNode *left; <text:s text:c="6"/>//Points to the left child node</text:p>
      <text:p text:style-name="P1"><text:s text:c="8"/>TreeNode *right; <text:s text:c="5"/>//Points to the right child node</text:p>
      <text:p text:style-name="P1"><text:s text:c="4"/>};</text:p>
      <text:p text:style-name="P1"><text:s text:c="4"/>TreeNode *root; <text:s text:c="10"/>//Points to the root node</text:p>
      <text:p text:style-name="P1"><text:s text:c="4"/>int numHand; <text:s text:c="13"/>//number of cards in hand</text:p>
      <text:p text:style-name="P1"><text:s text:c="4"/>int numAces; <text:s text:c="13"/>//number of aces in hand</text:p>
      <text:p text:style-name="P1"><text:s text:c="4"/>vector&lt;Card&gt; hand; <text:s text:c="7"/>//holds hand in vector form, for display</text:p>
      <text:p text:style-name="P1"><text:s text:c="4"/></text:p>
      <text:p text:style-name="P1"><text:s text:c="4"/>//Private Member functions</text:p>
      <text:p text:style-name="P1"><text:s text:c="4"/>void insert(TreeNode *&amp;, TreeNode *&amp;);</text:p>
      <text:p text:style-name="P1"><text:s text:c="4"/>void destroySubTree(TreeNode *);</text:p>
      <text:p text:style-name="P1"><text:s text:c="4"/>void deleteNode(Card,TreeNode *&amp;);</text:p>
      <text:p text:style-name="P1"><text:s text:c="4"/>void makeDeletion(TreeNode *&amp;);</text:p>
      <text:p text:style-name="P1"><text:s text:c="4"/>void displayInOrder(TreeNode *,Player) const;</text:p>
      <text:p text:style-name="P1"><text:s text:c="4"/>void displayPreOrder(TreeNode *) const;</text:p>
      <text:p text:style-name="P1"><text:s text:c="4"/>void displayPostOrder(TreeNode *) const;</text:p>
      <text:p text:style-name="P1">public:</text:p>
      <text:p text:style-name="P1"><text:s text:c="4"/>//Private Member Functions</text:p>
      <text:p text:style-name="P1"><text:s text:c="4"/>//Constructor</text:p>
      <text:p text:style-name="P1"><text:s text:c="4"/>HandTree();</text:p>
      <text:p text:style-name="P1"><text:s text:c="4"/>//Destructor</text:p>
      <text:p text:style-name="P1"><text:s text:c="4"/>~HandTree()</text:p>
      <text:p text:style-name="P1"><text:s text:c="8"/>{destroySubTree(root);}</text:p>
      <text:p text:style-name="P1"><text:s text:c="4"/>//Mutators</text:p>
      <text:p text:style-name="P1"><text:s text:c="4"/>void insertNode(Card);</text:p>
      <text:p text:style-name="P1"><text:s text:c="4"/>void remove(Card);</text:p>
      <text:p text:style-name="P1"><text:s text:c="4"/>void resetNumHand()</text:p>
      <text:p text:style-name="P1"><text:s text:c="8"/>{numHand=0;}</text:p>
      <text:p text:style-name="P1"><text:s text:c="4"/>void addCard(Card crd)</text:p>
      <text:p text:style-name="P1"><text:s text:c="8"/>{hand.push_back(crd);}</text:p>
      <text:p text:style-name="P1"><text:s text:c="4"/>void addAce(int n)</text:p>
      <text:p text:style-name="P1"><text:s text:c="8"/>{numAces+=n;}</text:p>
      <text:p text:style-name="P1"><text:s text:c="4"/>void resetNumAces()</text:p>
      <text:p text:style-name="P1"><text:s text:c="8"/>{numAces=0;}</text:p>
      <text:p text:style-name="P1"><text:s text:c="4"/>//Accessors</text:p>
      <text:p text:style-name="P1"><text:s text:c="4"/>bool searchNode(Card);</text:p>
      <text:p text:style-name="P1"><text:s text:c="4"/>//Displays using all 3 versions of traversal</text:p>
      <text:p text:style-name="P1"><text:soft-page-break/><text:s text:c="4"/>void displayInOrder(Player) const;</text:p>
      <text:p text:style-name="P1"><text:s text:c="4"/>void displayPreOrder() const</text:p>
      <text:p text:style-name="P1"><text:s text:c="8"/>{displayPreOrder(root);}</text:p>
      <text:p text:style-name="P1"><text:s text:c="4"/>void displayPostOrder() const</text:p>
      <text:p text:style-name="P1"><text:s text:c="8"/>{displayPostOrder(root);} <text:s text:c="3"/></text:p>
      <text:p text:style-name="P1"><text:s text:c="4"/>int getNumHand()</text:p>
      <text:p text:style-name="P1"><text:s text:c="8"/>{return numHand;}</text:p>
      <text:p text:style-name="P1"><text:s text:c="4"/>int getNumAces()</text:p>
      <text:p text:style-name="P1"><text:s text:c="8"/>{return numAces;}</text:p>
      <text:p text:style-name="P1"><text:s text:c="4"/>Card getCard(int n)</text:p>
      <text:p text:style-name="P1"><text:s text:c="8"/>{return hand[n];}</text:p>
      <text:p text:style-name="P1"><text:s text:c="4"/>void clearHand()</text:p>
      <text:p text:style-name="P1"><text:s text:c="8"/>{hand.clear();}</text:p>
      <text:p text:style-name="P1">};</text:p>
      <text:p text:style-name="P1"/>
      <text:p text:style-name="P1">#endif<text:tab/>/* HANDTREE_H */</text:p>
      <text:p text:style-name="P1"/>
      <text:p text:style-name="P1"/>
      <text:p text:style-name="P1">HandTree.cpp</text:p>
      <text:p text:style-name="P1"/>
      <text:p text:style-name="P1">/* </text:p>
      <text:p text:style-name="P1"><text:s/>* File: <text:s text:c="2"/>HandTree.h</text:p>
      <text:p text:style-name="P1"><text:s/>* Author: Joe</text:p>
      <text:p text:style-name="P1"><text:s/>*</text:p>
      <text:p text:style-name="P1"><text:s/>* Created on December 6, 2014, 11:18 AM</text:p>
      <text:p text:style-name="P1"><text:s/>*/</text:p>
      <text:p text:style-name="P1"/>
      <text:p text:style-name="P1">//Libraries</text:p>
      <text:p text:style-name="P1">#include &lt;iostream&gt;</text:p>
      <text:p text:style-name="P1">#include &lt;cstdlib&gt;</text:p>
      <text:p text:style-name="P1">#include "HandTree.h"</text:p>
      <text:p text:style-name="P1">using namespace std;</text:p>
      <text:p text:style-name="P1"/>
      <text:p text:style-name="P1">//Constructor</text:p>
      <text:p text:style-name="P1">HandTree::HandTree(){</text:p>
      <text:p text:style-name="P1"><text:s text:c="4"/>root=NULL;</text:p>
      <text:p text:style-name="P1"><text:s text:c="4"/>numHand=0;</text:p>
      <text:p text:style-name="P1"><text:s text:c="4"/>numAces=0;</text:p>
      <text:p text:style-name="P1">}</text:p>
      <text:p text:style-name="P1"/>
      <text:p text:style-name="P1">//public insert function</text:p>
      <text:p text:style-name="P1">void HandTree::insertNode(Card crd){</text:p>
      <text:p text:style-name="P1"><text:s text:c="4"/>//create new node to hold value</text:p>
      <text:p text:style-name="P1"><text:s text:c="4"/>TreeNode *newNode=new TreeNode; <text:s text:c="3"/>//points to new node</text:p>
      <text:p text:style-name="P1"><text:s text:c="4"/>newNode-&gt;data=crd;</text:p>
      <text:p text:style-name="P1"><text:s text:c="4"/>newNode-&gt;left=newNode-&gt;right=NULL;</text:p>
      <text:p text:style-name="P1"><text:s text:c="4"/></text:p>
      <text:p text:style-name="P1"><text:s text:c="4"/>//Insert the node</text:p>
      <text:p text:style-name="P1"><text:s text:c="4"/>insert(root,newNode);</text:p>
      <text:p text:style-name="P1"><text:soft-page-break/><text:s text:c="4"/>numHand++;</text:p>
      <text:p text:style-name="P1">}</text:p>
      <text:p text:style-name="P1"/>
      <text:p text:style-name="P1">//insert function</text:p>
      <text:p text:style-name="P1">void HandTree::insert(TreeNode *&amp;nodePtr, TreeNode *&amp;newNode){</text:p>
      <text:p text:style-name="P1"><text:s text:c="4"/>//if insert location is NULL then insert</text:p>
      <text:p text:style-name="P1"><text:s text:c="4"/>if(nodePtr==NULL)</text:p>
      <text:p text:style-name="P1"><text:s text:c="8"/>nodePtr=newNode;</text:p>
      <text:p text:style-name="P1"><text:s text:c="4"/>//if node exists, compare new value, if lesser, continue search left</text:p>
      <text:p text:style-name="P1"><text:s text:c="4"/>else if(newNode-&gt;data.getValue()&lt;nodePtr-&gt;data.getValue())</text:p>
      <text:p text:style-name="P1"><text:s text:c="8"/>insert(nodePtr-&gt;left,newNode);</text:p>
      <text:p text:style-name="P1"><text:s text:c="4"/>//if node exists, compare new value, if greater, continue search right</text:p>
      <text:p text:style-name="P1"><text:s text:c="4"/>else</text:p>
      <text:p text:style-name="P1"><text:s text:c="8"/>insert(nodePtr-&gt;right,newNode);</text:p>
      <text:p text:style-name="P1">}</text:p>
      <text:p text:style-name="P1"/>
      <text:p text:style-name="P1">void HandTree::displayInOrder(Player p) const{</text:p>
      <text:p text:style-name="P1"><text:s text:c="4"/>displayInOrder(root,p);</text:p>
      <text:p text:style-name="P1">}</text:p>
      <text:p text:style-name="P1"/>
      <text:p text:style-name="P1">//in order display function</text:p>
      <text:p text:style-name="P1">void HandTree::displayInOrder(TreeNode *nodePtr, Player p) const{</text:p>
      <text:p text:style-name="P1"><text:s text:c="4"/>if(nodePtr){</text:p>
      <text:p text:style-name="P1"><text:s text:c="8"/>displayInOrder(nodePtr-&gt;left,p);</text:p>
      <text:p text:style-name="P1"><text:s text:c="8"/>cout&lt;&lt;endl;</text:p>
      <text:p text:style-name="P1"><text:s text:c="8"/>cout&lt;&lt;" <text:s/>________ <text:s text:c="6"/>"&lt;&lt;endl;</text:p>
      <text:p text:style-name="P1"><text:s text:c="8"/>cout&lt;&lt;" |"&lt;&lt;nodePtr-&gt;data.getName()&lt;&lt;nodePtr-&gt;data.getSuit()&lt;&lt;" <text:s text:c="5"/>| <text:s text:c="5"/>"&lt;&lt;endl;</text:p>
      <text:p text:style-name="P1"><text:s text:c="8"/>cout&lt;&lt;" | <text:s text:c="7"/>| <text:s text:c="5"/>"&lt;&lt;endl;</text:p>
      <text:p text:style-name="P1"><text:s text:c="8"/>cout&lt;&lt;" | <text:s text:c="7"/>| <text:s text:c="5"/>"&lt;&lt;endl;</text:p>
      <text:p text:style-name="P1"><text:s text:c="8"/>cout&lt;&lt;" | <text:s text:c="7"/>| <text:s text:c="5"/>"&lt;&lt;endl;</text:p>
      <text:p text:style-name="P1"><text:s text:c="8"/>cout&lt;&lt;" |______"&lt;&lt;nodePtr-&gt;data.getName()&lt;&lt;nodePtr-&gt;data.getSuit()&lt;&lt;"| <text:s text:c="5"/>"&lt;&lt;endl;</text:p>
      <text:p text:style-name="P1"><text:s text:c="8"/>displayInOrder(nodePtr-&gt;right,p);</text:p>
      <text:p text:style-name="P1"><text:s text:c="4"/>}</text:p>
      <text:p text:style-name="P1">}</text:p>
      <text:p text:style-name="P1"/>
      <text:p text:style-name="P1">//pre order display function</text:p>
      <text:p text:style-name="P1">void HandTree::displayPreOrder(TreeNode *nodePtr) const{</text:p>
      <text:p text:style-name="P1"><text:s text:c="4"/>if(nodePtr){</text:p>
      <text:p text:style-name="P1"><text:s text:c="8"/>cout&lt;&lt;nodePtr-&gt;data.getName()&lt;&lt;nodePtr-&gt;data.getSuit()&lt;&lt;" ";</text:p>
      <text:p text:style-name="P1"><text:s text:c="8"/>displayPreOrder(nodePtr-&gt;left);</text:p>
      <text:p text:style-name="P1"><text:s text:c="8"/>displayPreOrder(nodePtr-&gt;right);</text:p>
      <text:p text:style-name="P1"><text:s text:c="4"/>}</text:p>
      <text:p text:style-name="P1">}</text:p>
      <text:p text:style-name="P1"/>
      <text:p text:style-name="P1">//post order display function</text:p>
      <text:p text:style-name="P1">void HandTree::displayPostOrder(TreeNode *nodePtr) const{</text:p>
      <text:p text:style-name="P1"><text:s text:c="4"/>if(nodePtr){</text:p>
      <text:p text:style-name="P1"><text:s text:c="8"/>displayPostOrder(nodePtr-&gt;left);</text:p>
      <text:p text:style-name="P1"><text:s text:c="8"/>displayPostOrder(nodePtr-&gt;right);</text:p>
      <text:p text:style-name="P1"><text:soft-page-break/><text:s text:c="8"/>cout&lt;&lt;nodePtr-&gt;data.getName()&lt;&lt;nodePtr-&gt;data.getSuit()&lt;&lt;" ";</text:p>
      <text:p text:style-name="P1"><text:s text:c="4"/>}</text:p>
      <text:p text:style-name="P1">}</text:p>
      <text:p text:style-name="P1"/>
      <text:p text:style-name="P1">//search function</text:p>
      <text:p text:style-name="P1">bool HandTree::searchNode(Card crd){</text:p>
      <text:p text:style-name="P1"><text:s text:c="4"/>TreeNode *nodePtr=root;</text:p>
      <text:p text:style-name="P1"><text:s text:c="4"/>while (nodePtr){</text:p>
      <text:p text:style-name="P1"><text:s text:c="8"/>if(nodePtr-&gt;data.getName()==crd.getName()&amp;&amp;nodePtr-&gt;data.getSuit()==crd.getSuit())</text:p>
      <text:p text:style-name="P1"><text:s text:c="12"/>return true;</text:p>
      <text:p text:style-name="P1"><text:s text:c="8"/>else if(crd.getValue()&lt;nodePtr-&gt;data.getValue())</text:p>
      <text:p text:style-name="P1"><text:s text:c="12"/>nodePtr=nodePtr-&gt;left;</text:p>
      <text:p text:style-name="P1"><text:s text:c="8"/>else</text:p>
      <text:p text:style-name="P1"><text:s text:c="12"/>nodePtr=nodePtr-&gt;right;</text:p>
      <text:p text:style-name="P1"><text:s text:c="4"/>}</text:p>
      <text:p text:style-name="P1"><text:s text:c="4"/>return false; <text:s text:c="3"/></text:p>
      <text:p text:style-name="P1">}</text:p>
      <text:p text:style-name="P1"/>
      <text:p text:style-name="P1">//public delete function which calls the delete node function</text:p>
      <text:p text:style-name="P1">void HandTree::remove(Card crd){</text:p>
      <text:p text:style-name="P1"><text:s text:c="4"/>deleteNode(crd,root);</text:p>
      <text:p text:style-name="P1">}</text:p>
      <text:p text:style-name="P1"/>
      <text:p text:style-name="P1">//delete node function which determines which node to delete</text:p>
      <text:p text:style-name="P1">void HandTree::deleteNode(Card crd, TreeNode *&amp;nodePtr){</text:p>
      <text:p text:style-name="P1"><text:s text:c="4"/>//if less than, keep searching to the left</text:p>
      <text:p text:style-name="P1"><text:s text:c="4"/>if(crd.getValue()&lt;nodePtr-&gt;data.getValue())</text:p>
      <text:p text:style-name="P1"><text:s text:c="8"/>deleteNode(crd,nodePtr-&gt;left);</text:p>
      <text:p text:style-name="P1"><text:s text:c="4"/>//if greater than, keep searching to the right</text:p>
      <text:p text:style-name="P1"><text:s text:c="4"/>else if(crd.getValue()&gt;nodePtr-&gt;data.getValue())</text:p>
      <text:p text:style-name="P1"><text:s text:c="8"/>deleteNode(crd,nodePtr-&gt;right);</text:p>
      <text:p text:style-name="P1"><text:s text:c="4"/>//if equal, move on with deletion</text:p>
      <text:p text:style-name="P1"><text:s text:c="4"/>else</text:p>
      <text:p text:style-name="P1"><text:s text:c="8"/>makeDeletion(nodePtr);</text:p>
      <text:p text:style-name="P1">}</text:p>
      <text:p text:style-name="P1"/>
      <text:p text:style-name="P1">//actual deletion of node takes place here</text:p>
      <text:p text:style-name="P1">void HandTree::makeDeletion(TreeNode *&amp;nodePtr){</text:p>
      <text:p text:style-name="P1"><text:s text:c="4"/>//make temp pointer for use in re-attaching</text:p>
      <text:p text:style-name="P1"><text:s text:c="4"/>TreeNode *tempNodePtr;</text:p>
      <text:p text:style-name="P1"><text:s text:c="4"/>//make sure nodes exist</text:p>
      <text:p text:style-name="P1"><text:s text:c="4"/>if(nodePtr==NULL)cout&lt;&lt;"Empty node cannot be deleted."&lt;&lt;endl;</text:p>
      <text:p text:style-name="P1"><text:s text:c="4"/>//if only left child, re-attach to previous node</text:p>
      <text:p text:style-name="P1"><text:s text:c="4"/>else if(nodePtr-&gt;right==NULL){</text:p>
      <text:p text:style-name="P1"><text:s text:c="8"/>tempNodePtr=nodePtr;</text:p>
      <text:p text:style-name="P1"><text:s text:c="8"/>nodePtr=nodePtr-&gt;left;</text:p>
      <text:p text:style-name="P1"><text:s text:c="8"/>delete tempNodePtr;</text:p>
      <text:p text:style-name="P1"><text:s text:c="4"/>}</text:p>
      <text:p text:style-name="P1"><text:s text:c="4"/>//if only right child, re-attach to previous node</text:p>
      <text:p text:style-name="P1"><text:soft-page-break/><text:s text:c="4"/>else if(nodePtr-&gt;left==NULL){</text:p>
      <text:p text:style-name="P1"><text:s text:c="8"/>tempNodePtr=nodePtr;</text:p>
      <text:p text:style-name="P1"><text:s text:c="8"/>nodePtr=nodePtr-&gt;right;</text:p>
      <text:p text:style-name="P1"><text:s text:c="8"/>delete tempNodePtr;</text:p>
      <text:p text:style-name="P1"><text:s text:c="4"/>}</text:p>
      <text:p text:style-name="P1"><text:s text:c="4"/>//if the node has two children</text:p>
      <text:p text:style-name="P1"><text:s text:c="4"/>else{</text:p>
      <text:p text:style-name="P1"><text:s text:c="8"/>//move temp to to the right</text:p>
      <text:p text:style-name="P1"><text:s text:c="8"/>tempNodePtr=nodePtr-&gt;right;</text:p>
      <text:p text:style-name="P1"><text:s text:c="8"/>//traverse to end of left node</text:p>
      <text:p text:style-name="P1"><text:s text:c="8"/>while(tempNodePtr-&gt;left)</text:p>
      <text:p text:style-name="P1"><text:s text:c="12"/>tempNodePtr=tempNodePtr-&gt;left;</text:p>
      <text:p text:style-name="P1"><text:s text:c="8"/>//re-attach left subtree</text:p>
      <text:p text:style-name="P1"><text:s text:c="8"/>tempNodePtr-&gt;left=nodePtr-&gt;left;</text:p>
      <text:p text:style-name="P1"><text:s text:c="8"/>tempNodePtr=nodePtr;</text:p>
      <text:p text:style-name="P1"><text:s text:c="8"/>//re-attach right subtree</text:p>
      <text:p text:style-name="P1"><text:s text:c="8"/>nodePtr=nodePtr-&gt;right;</text:p>
      <text:p text:style-name="P1"><text:s text:c="8"/>delete tempNodePtr;</text:p>
      <text:p text:style-name="P1"><text:s text:c="4"/>}</text:p>
      <text:p text:style-name="P1">}</text:p>
      <text:p text:style-name="P1"/>
      <text:p text:style-name="P1">//Destructor</text:p>
      <text:p text:style-name="P1">void HandTree::destroySubTree(TreeNode *nodePtr){</text:p>
      <text:p text:style-name="P1"><text:s text:c="4"/>if(nodePtr){</text:p>
      <text:p text:style-name="P1"><text:s text:c="8"/>if(nodePtr-&gt;left)</text:p>
      <text:p text:style-name="P1"><text:s text:c="12"/>destroySubTree(nodePtr-&gt;left);</text:p>
      <text:p text:style-name="P1"><text:s text:c="8"/>if(nodePtr-&gt;right)</text:p>
      <text:p text:style-name="P1"><text:s text:c="12"/>destroySubTree(nodePtr-&gt;right);</text:p>
      <text:p text:style-name="P1"><text:s text:c="8"/>delete nodePtr;</text:p>
      <text:p text:style-name="P1"><text:s text:c="4"/>}</text:p>
      <text:p text:style-name="P1">}</text:p>
      <text:p text:style-name="P1"/>
      <text:p text:style-name="P1"/>
      <text:p text:style-name="P1">Player.h</text:p>
      <text:p text:style-name="P1"/>
      <text:p text:style-name="P1">#include &lt;iostream&gt;</text:p>
      <text:p text:style-name="P1">#include &lt;string&gt;</text:p>
      <text:p text:style-name="P1">#include &lt;queue&gt;</text:p>
      <text:p text:style-name="P1">using namespace std;</text:p>
      <text:p text:style-name="P1"/>
      <text:p text:style-name="P1">#ifndef PLAYER_H</text:p>
      <text:p text:style-name="P1">#define<text:tab/>PLAYER_H</text:p>
      <text:p text:style-name="P1"/>
      <text:p text:style-name="P1">class Player{</text:p>
      <text:p text:style-name="P1">private:</text:p>
      <text:p text:style-name="P1"><text:s text:c="4"/>string name; <text:s text:c="7"/>//holds player name</text:p>
      <text:p text:style-name="P1"><text:s text:c="4"/>int funds; <text:s text:c="9"/>//holds player's funds</text:p>
      <text:p text:style-name="P1"><text:s text:c="4"/>int value; <text:s text:c="9"/>//holds player's hand value</text:p>
      <text:p text:style-name="P1"><text:s text:c="4"/>int wins; <text:s text:c="10"/>//holds player's wins</text:p>
      <text:p text:style-name="P1"><text:soft-page-break/><text:s text:c="4"/>int losses; <text:s text:c="8"/>//holds player's losses</text:p>
      <text:p text:style-name="P1"><text:s text:c="4"/>int pushes; <text:s text:c="8"/>//holds player's pushes</text:p>
      <text:p text:style-name="P1">public:</text:p>
      <text:p text:style-name="P1"><text:s text:c="4"/>//Constructor</text:p>
      <text:p text:style-name="P1"><text:s text:c="4"/>Player();</text:p>
      <text:p text:style-name="P1"><text:s text:c="4"/>//Mutators</text:p>
      <text:p text:style-name="P1"><text:s text:c="4"/>void setName(string);</text:p>
      <text:p text:style-name="P1"><text:s text:c="4"/>void setFunds(int);</text:p>
      <text:p text:style-name="P1"><text:s text:c="4"/>void resetValue();</text:p>
      <text:p text:style-name="P1"><text:s text:c="4"/>void setValue(int);</text:p>
      <text:p text:style-name="P1"><text:s text:c="4"/>void setWins(int);</text:p>
      <text:p text:style-name="P1"><text:s text:c="4"/>void setLosses(int);</text:p>
      <text:p text:style-name="P1"><text:s text:c="4"/>void setPushes(int);</text:p>
      <text:p text:style-name="P1"><text:s text:c="4"/>//Accessors</text:p>
      <text:p text:style-name="P1"><text:s text:c="4"/>string getName();</text:p>
      <text:p text:style-name="P1"><text:s text:c="4"/>int getFunds();</text:p>
      <text:p text:style-name="P1"><text:s text:c="4"/>int getValue();</text:p>
      <text:p text:style-name="P1"><text:s text:c="4"/>int getWins();</text:p>
      <text:p text:style-name="P1"><text:s text:c="4"/>int getLosses();</text:p>
      <text:p text:style-name="P1"><text:s text:c="4"/>int getPushes();</text:p>
      <text:p text:style-name="P1">};</text:p>
      <text:p text:style-name="P1"/>
      <text:p text:style-name="P1">#endif<text:tab/>/* PLAYER_H */</text:p>
      <text:p text:style-name="P1"/>
      <text:p text:style-name="P1"/>
      <text:p text:style-name="P1"/>
      <text:p text:style-name="P1">Player.cpp</text:p>
      <text:p text:style-name="P1"/>
      <text:p text:style-name="P1">#include &lt;iostream&gt;</text:p>
      <text:p text:style-name="P1">#include "Player.h"</text:p>
      <text:p text:style-name="P1">using namespace std;</text:p>
      <text:p text:style-name="P1"/>
      <text:p text:style-name="P1">//Constructor</text:p>
      <text:p text:style-name="P1">Player::Player(){</text:p>
      <text:p text:style-name="P1"><text:s text:c="4"/>name="CPU";</text:p>
      <text:p text:style-name="P1"><text:s text:c="4"/>funds=100;</text:p>
      <text:p text:style-name="P1"><text:s text:c="4"/>value=0;</text:p>
      <text:p text:style-name="P1"><text:s text:c="4"/>wins=0;</text:p>
      <text:p text:style-name="P1"><text:s text:c="4"/>losses=0;</text:p>
      <text:p text:style-name="P1"><text:s text:c="4"/>pushes=0;</text:p>
      <text:p text:style-name="P1">}</text:p>
      <text:p text:style-name="P1"/>
      <text:p text:style-name="P1">//Mutators</text:p>
      <text:p text:style-name="P1">void Player::setName(string n) {</text:p>
      <text:p text:style-name="P1"><text:s text:c="4"/>name=n;</text:p>
      <text:p text:style-name="P1">}</text:p>
      <text:p text:style-name="P1"/>
      <text:p text:style-name="P1">void Player::setFunds(int f){</text:p>
      <text:p text:style-name="P1"><text:s text:c="4"/>funds+=f;</text:p>
      <text:p text:style-name="P1"><text:soft-page-break/>}</text:p>
      <text:p text:style-name="P1"/>
      <text:p text:style-name="P1">void Player::resetValue(){</text:p>
      <text:p text:style-name="P1"><text:s text:c="4"/>value=0;</text:p>
      <text:p text:style-name="P1">}</text:p>
      <text:p text:style-name="P1"/>
      <text:p text:style-name="P1">void Player::setValue(int v){</text:p>
      <text:p text:style-name="P1"><text:s text:c="4"/>value+=v;</text:p>
      <text:p text:style-name="P1">}</text:p>
      <text:p text:style-name="P1"/>
      <text:p text:style-name="P1">void Player::setWins(int win){</text:p>
      <text:p text:style-name="P1"><text:s text:c="4"/>wins+=win;</text:p>
      <text:p text:style-name="P1">}</text:p>
      <text:p text:style-name="P1"/>
      <text:p text:style-name="P1">void Player::setLosses(int loss){</text:p>
      <text:p text:style-name="P1"><text:s text:c="4"/>losses+=loss;</text:p>
      <text:p text:style-name="P1">}</text:p>
      <text:p text:style-name="P1"/>
      <text:p text:style-name="P1">void Player::setPushes(int push){</text:p>
      <text:p text:style-name="P1"><text:s text:c="4"/>pushes+=push;</text:p>
      <text:p text:style-name="P1">}</text:p>
      <text:p text:style-name="P1"/>
      <text:p text:style-name="P1">//Accessors</text:p>
      <text:p text:style-name="P1">string Player::getName(){</text:p>
      <text:p text:style-name="P1"><text:s text:c="4"/>return name;</text:p>
      <text:p text:style-name="P1">}</text:p>
      <text:p text:style-name="P1">int Player::getFunds(){</text:p>
      <text:p text:style-name="P1"><text:s text:c="4"/>return funds;</text:p>
      <text:p text:style-name="P1">}</text:p>
      <text:p text:style-name="P1"/>
      <text:p text:style-name="P1">int Player::getValue(){</text:p>
      <text:p text:style-name="P1"><text:s text:c="4"/>return value;</text:p>
      <text:p text:style-name="P1">}</text:p>
      <text:p text:style-name="P1"/>
      <text:p text:style-name="P1">int Player::getWins(){</text:p>
      <text:p text:style-name="P1"><text:s text:c="4"/>return wins;</text:p>
      <text:p text:style-name="P1">}</text:p>
      <text:p text:style-name="P1"/>
      <text:p text:style-name="P1">int Player::getLosses(){</text:p>
      <text:p text:style-name="P1"><text:s text:c="4"/>return losses;</text:p>
      <text:p text:style-name="P1">}</text:p>
      <text:p text:style-name="P1"/>
      <text:p text:style-name="P1">int Player::getPushes(){</text:p>
      <text:p text:style-name="P1"><text:s text:c="4"/>return pushes;</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Reimbold</meta:initial-creator>
    <meta:creation-date>2014-11-11T15:24:39.58</meta:creation-date>
    <dc:date>2014-12-12T22:37:57.20</dc:date>
    <dc:creator>Joseph Reimbold</dc:creator>
    <meta:editing-duration>PT6H2M27S</meta:editing-duration>
    <meta:editing-cycles>3</meta:editing-cycles>
    <meta:generator>OpenOffice/4.0.0$Win32 OpenOffice.org_project/400m3$Build-9702</meta:generator>
    <meta:document-statistic meta:table-count="1" meta:image-count="0" meta:object-count="0" meta:page-count="28" meta:paragraph-count="1201" meta:word-count="3810" meta:character-count="39489"/>
  </office:meta>
</office:document-meta>
</file>